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492F7A4D7E0667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357b27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40077e"/>
    </style:style>
    <style:style style:name="P4" style:family="paragraph" style:parent-style-name="Standard">
      <style:paragraph-properties fo:line-height="100%"/>
      <style:text-properties fo:color="#999999" style:font-name="Calibri1" fo:font-size="10pt" style:font-name-asian="Calibri1" style:font-size-asian="10pt" style:font-name-complex="Calibri1" style:font-size-complex="10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text-properties officeooo:paragraph-rsid="0013ef44"/>
    </style:style>
    <style:style style:name="P7" style:family="paragraph" style:parent-style-name="Standard">
      <style:text-properties fo:color="#333333" style:font-name="Calibri2" officeooo:rsid="0014af41" officeooo:paragraph-rsid="0013ef44"/>
    </style:style>
    <style:style style:name="P8" style:family="paragraph" style:parent-style-name="Standard">
      <style:text-properties fo:color="#333333" style:font-name="Calibri2" officeooo:rsid="0014af41" officeooo:paragraph-rsid="0025b794"/>
    </style:style>
    <style:style style:name="P9" style:family="paragraph" style:parent-style-name="Standard">
      <style:text-properties fo:color="#333333" style:font-name="Calibri2" fo:font-size="10pt" fo:font-weight="normal" officeooo:rsid="0013ef44" officeooo:paragraph-rsid="0013ef44" style:font-name-asian="Calibri1" style:font-size-asian="10pt" style:font-weight-asian="normal" style:font-name-complex="Calibri1" style:font-size-complex="10pt" style:font-weight-complex="normal"/>
    </style:style>
    <style:style style:name="P10" style:family="paragraph" style:parent-style-name="Standard">
      <style:text-properties fo:color="#333333" style:font-name="Calibri2" fo:font-size="10pt" fo:font-weight="normal" officeooo:paragraph-rsid="0013ef44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officeooo:paragraph-rsid="0013ef44" style:font-size-asian="10pt" style:font-size-complex="10pt"/>
    </style:style>
    <style:style style:name="P12" style:family="paragraph" style:parent-style-name="Standard">
      <style:text-properties fo:color="#444444" style:font-name="Calibri1" fo:font-size="10pt" fo:font-weight="normal" officeooo:rsid="0025b794" officeooo:paragraph-rsid="0025b794" style:font-name-asian="Calibri1" style:font-size-asian="10pt" style:font-weight-asian="normal" style:font-name-complex="Calibri1" style:font-size-complex="10pt" style:font-weight-complex="normal"/>
    </style:style>
    <style:style style:name="P13" style:family="paragraph" style:parent-style-name="Standard">
      <style:text-properties fo:color="#444444" style:font-name="Calibri1" fo:font-size="10pt" fo:font-weight="normal" officeooo:rsid="0025b794" officeooo:paragraph-rsid="003faa59" style:font-name-asian="Calibri1" style:font-size-asian="10pt" style:font-weight-asian="normal" style:font-name-complex="Calibri1" style:font-size-complex="10pt" style:font-weight-complex="normal"/>
    </style:style>
    <style:style style:name="P1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</style:style>
    <style:style style:name="P15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officeooo:paragraph-rsid="0012b560"/>
    </style:style>
    <style:style style:name="P16" style:family="paragraph" style:parent-style-name="Standard">
      <style:paragraph-properties fo:margin-left="2.858cm" fo:margin-right="0cm" fo:line-height="100%" fo:text-indent="-2.858cm" style:auto-text-indent="false"/>
      <style:text-properties officeooo:paragraph-rsid="00131c57"/>
    </style:style>
    <style:style style:name="P17" style:family="paragraph" style:parent-style-name="Standard">
      <style:paragraph-properties fo:margin-left="2.858cm" fo:margin-right="0cm" fo:line-height="100%" fo:text-indent="-2.858cm" style:auto-text-indent="false"/>
      <style:text-properties officeooo:rsid="00131c57" officeooo:paragraph-rsid="00131c57"/>
    </style:style>
    <style:style style:name="P18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2pt" officeooo:paragraph-rsid="0013ef44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2pt" fo:font-weight="normal" officeooo:paragraph-rsid="00131c57" style:font-name-asian="Calibri1" style:font-size-asian="12pt" style:font-weight-asian="normal" style:font-name-complex="Calibri1" style:font-size-complex="12pt" style:font-weight-complex="normal"/>
    </style:style>
    <style:style style:name="P20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color="#444444" style:font-name="Calibri1" fo:font-size="10pt" fo:font-weight="bold" officeooo:rsid="000f0d3b" officeooo:paragraph-rsid="000f0d3b" style:font-name-asian="Calibri1" style:font-size-asian="10pt" style:font-weight-asian="bold" style:font-name-complex="Calibri1" style:font-size-complex="10pt" style:font-weight-complex="bold"/>
    </style:style>
    <style:style style:name="P21" style:family="paragraph" style:parent-style-name="Standard">
      <style:paragraph-properties fo:margin-left="2.858cm" fo:margin-right="0cm" fo:line-height="100%" fo:text-indent="-2.858cm" style:auto-text-indent="false"/>
      <style:text-properties fo:color="#444444" style:font-name="Calibri1" fo:font-size="10pt" officeooo:paragraph-rsid="0013ef44" style:font-name-asian="Calibri1" style:font-size-asian="10pt" style:font-name-complex="Calibri1" style:font-size-complex="10pt"/>
    </style:style>
    <style:style style:name="P22" style:family="paragraph" style:parent-style-name="Standard">
      <style:paragraph-properties fo:margin-left="2.858cm" fo:margin-right="0cm" fo:line-height="100%" fo:text-indent="-2.858cm" style:auto-text-indent="false"/>
      <style:text-properties fo:color="#3d85c6" style:font-name="Calibri1" fo:font-size="12pt" fo:font-weight="normal" officeooo:rsid="00131c57" officeooo:paragraph-rsid="00131c57" style:font-name-asian="Calibri1" style:font-size-asian="12pt" style:font-weight-asian="normal" style:font-name-complex="Calibri1" style:font-size-complex="12pt" style:font-weight-complex="normal"/>
    </style:style>
    <style:style style:name="P23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0f0d3b" style:font-size-asian="10pt" style:font-size-complex="10pt"/>
    </style:style>
    <style:style style:name="P24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2b560" style:font-size-asian="10pt" style:font-size-complex="10pt"/>
    </style:style>
    <style:style style:name="P25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8f8b7" style:font-size-asian="10pt" style:font-size-complex="10pt"/>
    </style:style>
    <style:style style:name="P26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0pt" officeooo:paragraph-rsid="0011f63e" style:font-size-asian="10pt" style:font-size-complex="10pt"/>
    </style:style>
    <style:style style:name="P27" style:family="paragraph" style:parent-style-name="Standard">
      <style:paragraph-properties fo:margin-left="2.858cm" fo:margin-right="0cm" fo:line-height="100%" fo:text-indent="-2.858cm" style:auto-text-indent="false">
        <style:tab-stops>
          <style:tab-stop style:position="2.858cm"/>
        </style:tab-stops>
      </style:paragraph-properties>
      <style:text-properties fo:font-size="11pt" fo:font-weight="normal" officeooo:rsid="000f0d3b" officeooo:paragraph-rsid="000f0d3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2.858cm" fo:margin-right="0cm" fo:line-height="100%" fo:text-indent="-2.858cm" style:auto-text-indent="false"/>
      <style:text-properties fo:color="#333333" style:font-name="Calibri1" fo:font-size="10pt" fo:font-weight="normal" officeooo:rsid="00131c57" officeooo:paragraph-rsid="00131c57" style:font-name-asian="Calibri1" style:font-size-asian="10pt" style:font-weight-asian="normal" style:font-name-complex="Calibri1" style:font-size-complex="10pt" style:font-weight-complex="normal"/>
    </style:style>
    <style:style style:name="P29" style:family="paragraph" style:parent-style-name="Standard">
      <style:paragraph-properties fo:margin-left="2.858cm" fo:margin-right="0cm" fo:line-height="100%" fo:text-indent="-2.858cm" style:auto-text-indent="false"/>
      <style:text-properties fo:color="#333333" style:font-name="Calibri1" fo:font-size="10pt" fo:font-weight="normal" officeooo:rsid="0013ef44" officeooo:paragraph-rsid="0013ef44" style:font-name-asian="Calibri1" style:font-size-asian="10pt" style:font-weight-asian="normal" style:font-name-complex="Calibri1" style:font-size-complex="10pt" style:font-weight-complex="normal"/>
    </style:style>
    <style:style style:name="P30" style:family="paragraph" style:parent-style-name="Standard">
      <style:paragraph-properties fo:margin-left="2.858cm" fo:margin-right="0cm" fo:margin-top="0cm" fo:margin-bottom="0cm" loext:contextual-spacing="false" fo:line-height="100%" fo:text-indent="-2.858cm" style:auto-text-indent="false"/>
      <style:text-properties fo:color="#444444" style:font-name="Calibri" fo:font-size="10pt" fo:language="en" fo:country="US" fo:font-weight="normal" officeooo:rsid="0028752e" officeooo:paragraph-rsid="0035162b" style:font-name-asian="Calibri3" style:font-size-asian="10pt" style:font-weight-asian="normal" style:font-name-complex="Calibri3" style:font-size-complex="10pt" style:font-weight-complex="bold"/>
    </style:style>
    <style:style style:name="P31" style:family="paragraph" style:parent-style-name="Standard">
      <style:paragraph-properties fo:margin-left="2.858cm" fo:margin-right="0cm" fo:margin-top="0cm" fo:margin-bottom="0cm" loext:contextual-spacing="false" fo:line-height="100%" fo:text-indent="-2.858cm" style:auto-text-indent="false"/>
      <style:text-properties fo:font-size="10pt" officeooo:paragraph-rsid="0035162b" style:font-size-asian="10pt" style:font-size-complex="10pt"/>
    </style:style>
    <style:style style:name="P32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officeooo:paragraph-rsid="003cc39b"/>
    </style:style>
    <style:style style:name="P33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3cc39b" style:font-size-asian="10pt" style:font-size-complex="10pt"/>
    </style:style>
    <style:style style:name="P35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371d19" style:font-size-asian="10pt" style:font-size-complex="10pt"/>
    </style:style>
    <style:style style:name="P36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187936" style:font-size-asian="10pt" style:font-size-complex="10pt"/>
    </style:style>
    <style:style style:name="P37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a089c" style:font-size-asian="10pt" style:font-size-complex="10pt"/>
    </style:style>
    <style:style style:name="P38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b1d09" style:font-size-asian="10pt" style:font-size-complex="10pt"/>
    </style:style>
    <style:style style:name="P39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18f8b7" style:font-size-asian="10pt" style:font-size-complex="10pt"/>
    </style:style>
    <style:style style:name="P40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font-size="10pt" officeooo:paragraph-rsid="000d3be5" style:font-size-asian="10pt" style:font-size-complex="10pt"/>
    </style:style>
    <style:style style:name="P41" style:family="paragraph" style:parent-style-name="Standard">
      <style:paragraph-properties fo:margin-left="2.858cm" fo:margin-right="0cm" fo:margin-top="0cm" fo:margin-bottom="0.353cm" loext:contextual-spacing="false" fo:line-height="100%" fo:text-indent="-2.858cm" style:auto-text-indent="false"/>
      <style:text-properties fo:color="#444444" style:font-name="Calibri1" fo:font-size="10pt" fo:language="en" fo:country="US" fo:font-weight="normal" officeooo:rsid="000b1d09" officeooo:paragraph-rsid="000a089c" style:font-name-asian="Calibri1" style:font-size-asian="10pt" style:font-weight-asian="normal" style:font-name-complex="Calibri1" style:font-size-complex="10pt" style:font-weight-complex="normal"/>
    </style:style>
    <style:style style:name="P42" style:family="paragraph" style:parent-style-name="Standard">
      <style:paragraph-properties fo:margin-left="2.54cm" fo:margin-right="0cm" fo:line-height="100%" fo:text-indent="0cm" style:auto-text-indent="false"/>
      <style:text-properties fo:color="#444444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P43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officeooo:paragraph-rsid="0012b560"/>
    </style:style>
    <style:style style:name="P44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0f0d3b" style:font-size-asian="10pt" style:font-size-complex="10pt"/>
    </style:style>
    <style:style style:name="P45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11f63e" style:font-size-asian="10pt" style:font-size-complex="10pt"/>
    </style:style>
    <style:style style:name="P46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font-size="10pt" officeooo:paragraph-rsid="0012b560" style:font-size-asian="10pt" style:font-size-complex="10pt"/>
    </style:style>
    <style:style style:name="P47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style:font-name="Calibri2" fo:font-size="10pt" fo:language="en" fo:country="US" officeooo:paragraph-rsid="000f0d3b" style:font-size-asian="10pt" style:font-size-complex="10pt"/>
    </style:style>
    <style:style style:name="P48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2" fo:font-size="10pt" fo:language="en" fo:country="US" officeooo:paragraph-rsid="000f0d3b" style:font-name-asian="Calibri1" style:font-size-asian="10pt" style:font-name-complex="Calibri1" style:font-size-complex="10pt"/>
    </style:style>
    <style:style style:name="P49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2" fo:font-size="10pt" fo:language="en" fo:country="US" officeooo:paragraph-rsid="0011f63e" style:font-name-asian="Calibri1" style:font-size-asian="10pt" style:font-name-complex="Calibri1" style:font-size-complex="10pt"/>
    </style:style>
    <style:style style:name="P50" style:family="paragraph" style:parent-style-name="Standard">
      <style:paragraph-properties fo:margin-left="2.858cm" fo:margin-right="0cm" fo:line-height="100%" fo:text-indent="-2.54cm" style:auto-text-indent="false">
        <style:tab-stops>
          <style:tab-stop style:position="2.858cm"/>
        </style:tab-stops>
      </style:paragraph-properties>
      <style:text-properties fo:color="#444444" style:font-name="Calibri1" fo:font-size="10pt" fo:language="en" fo:country="US" officeooo:paragraph-rsid="0011f63e" style:font-name-asian="Calibri1" style:font-size-asian="10pt" style:font-name-complex="Calibri1" style:font-size-complex="10pt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fo:color="#444444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P52" style:family="paragraph" style:parent-style-name="Standard">
      <style:paragraph-properties fo:margin-left="0.318cm" fo:margin-right="0cm" fo:line-height="100%" fo:text-indent="0cm" style:auto-text-indent="false">
        <style:tab-stops>
          <style:tab-stop style:position="2.858cm"/>
        </style:tab-stops>
      </style:paragraph-properties>
      <style:text-properties fo:color="#444444" style:font-name="Calibri1" fo:font-size="10pt" fo:language="en" fo:country="US" officeooo:paragraph-rsid="0012b560" style:font-name-asian="Calibri1" style:font-size-asian="10pt" style:font-name-complex="Calibri1" style:font-size-complex="10pt"/>
    </style:style>
    <style:style style:name="P53" style:family="paragraph" style:parent-style-name="Standard" style:master-page-name="">
      <loext:graphic-properties draw:fill="none"/>
      <style:paragraph-properties fo:margin-left="2.9cm" fo:margin-right="0cm" fo:margin-top="0cm" fo:margin-bottom="0cm" loext:contextual-spacing="false" fo:line-height="115%" fo:text-align="start" style:justify-single-word="false" fo:orphans="2" fo:widows="2" fo:text-indent="-2.9cm" style:auto-text-indent="false" style:page-number="auto" fo:break-before="auto" fo:break-after="auto" fo:background-color="transparent" style:writing-mode="lr-tb"/>
    </style:style>
    <style:style style:name="P54" style:family="paragraph" style:parent-style-name="Standard" style:master-page-name="Standard">
      <style:paragraph-properties fo:line-height="100%" style:page-number="auto">
        <style:tab-stops>
          <style:tab-stop style:position="2.858cm"/>
        </style:tab-stops>
      </style:paragraph-properties>
    </style:style>
    <style:style style:name="P55" style:family="paragraph" style:parent-style-name="Standard">
      <style:text-properties fo:color="#444444" style:font-name="Calibri1" fo:font-size="10pt" fo:font-weight="normal" officeooo:rsid="003faa59" officeooo:paragraph-rsid="003faa59" style:font-name-asian="Calibri1" style:font-size-asian="10pt" style:font-weight-asian="normal" style:font-name-complex="Calibri1" style:font-size-complex="10pt" style:font-weight-complex="normal"/>
    </style:style>
    <style:style style:name="P56" style:family="paragraph" style:parent-style-name="Heading_20_4">
      <style:text-properties fo:font-size="10pt" officeooo:paragraph-rsid="0013ef44" style:font-size-asian="10pt" style:font-size-complex="10pt"/>
    </style:style>
    <style:style style:name="P57" style:family="paragraph" style:parent-style-name="Heading_20_4">
      <style:text-properties fo:color="#333333" style:font-name="Calibri2" fo:font-size="10pt" fo:font-weight="normal" officeooo:paragraph-rsid="0013ef44" style:font-size-asian="10pt" style:font-weight-asian="normal" style:font-size-complex="10pt" style:font-weight-complex="normal"/>
    </style:style>
    <style:style style:name="T1" style:family="text">
      <style:text-properties style:font-name="Calibri1" fo:font-size="36pt" fo:font-weight="bold" style:font-name-asian="Calibri1" style:font-size-asian="36pt" style:font-weight-asian="bold" style:font-name-complex="Calibri1" style:font-size-complex="36pt" style:font-weight-complex="bold"/>
    </style:style>
    <style:style style:name="T2" style:family="text">
      <style:text-properties fo:color="#444444" style:font-name="Calibri1" fo:font-size="36pt" fo:font-weight="bold" officeooo:rsid="000388a9" style:font-name-asian="Calibri1" style:font-size-asian="36pt" style:font-weight-asian="bold" style:font-name-complex="Calibri1" style:font-size-complex="36pt" style:font-weight-complex="bold"/>
    </style:style>
    <style:style style:name="T3" style:family="text">
      <style:text-properties fo:color="#444444" style:font-name="Calibri1" fo:font-size="12pt" style:font-name-asian="Calibri1" style:font-size-asian="12pt" style:font-name-complex="Calibri1" style:font-size-complex="12pt"/>
    </style:style>
    <style:style style:name="T4" style:family="text">
      <style:text-properties fo:color="#444444" style:font-name="Calibri1" fo:font-size="14pt" fo:font-weight="bold" officeooo:rsid="000f0d3b" style:font-name-asian="Calibri1" style:font-size-asian="14pt" style:font-weight-asian="bold" style:font-name-complex="Calibri1" style:font-size-complex="14pt" style:font-weight-complex="bold"/>
    </style:style>
    <style:style style:name="T5" style:family="text">
      <style:text-properties fo:color="#444444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6" style:family="text">
      <style:text-properties fo:color="#444444" style:font-name="Calibri1" fo:font-size="10pt" fo:font-weight="bold" officeooo:rsid="003cc39b" style:font-name-asian="Calibri1" style:font-size-asian="10pt" style:font-weight-asian="bold" style:font-name-complex="Calibri1" style:font-size-complex="10pt" style:font-weight-complex="bold"/>
    </style:style>
    <style:style style:name="T7" style:family="text">
      <style:text-properties fo:color="#444444" style:font-name="Calibri1" fo:font-size="10pt" fo:font-weight="bold" officeooo:rsid="0005b022" style:font-name-asian="Calibri1" style:font-size-asian="10pt" style:font-weight-asian="bold" style:font-name-complex="Calibri1" style:font-size-complex="10pt" style:font-weight-complex="bold"/>
    </style:style>
    <style:style style:name="T8" style:family="text">
      <style:text-properties fo:color="#444444" style:font-name="Calibri1" fo:font-size="10pt" fo:font-weight="bold" officeooo:rsid="00083593" style:font-name-asian="Calibri1" style:font-size-asian="10pt" style:font-weight-asian="bold" style:font-name-complex="Calibri1" style:font-size-complex="10pt" style:font-weight-complex="bold"/>
    </style:style>
    <style:style style:name="T9" style:family="text">
      <style:text-properties fo:color="#444444" style:font-name="Calibri1" fo:font-size="10pt" fo:font-weight="bold" officeooo:rsid="0038d389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444444" style:font-name="Calibri1" fo:font-size="10pt" fo:font-weight="bold" officeooo:rsid="000f0d3b" style:font-name-asian="Calibri1" style:font-size-asian="10pt" style:font-weight-asian="bold" style:font-name-complex="Calibri1" style:font-size-complex="10pt" style:font-weight-complex="bold"/>
    </style:style>
    <style:style style:name="T11" style:family="text">
      <style:text-properties fo:color="#444444" style:font-name="Calibri1" fo:font-size="10pt" fo:font-weight="bold" officeooo:rsid="0018f8b7" style:font-name-asian="Calibri1" style:font-size-asian="10pt" style:font-weight-asian="bold" style:font-name-complex="Calibri1" style:font-size-complex="10pt" style:font-weight-complex="bold"/>
    </style:style>
    <style:style style:name="T12" style:family="text">
      <style:text-properties fo:color="#444444" style:font-name="Calibri1" fo:font-size="10pt" fo:font-weight="normal" officeooo:rsid="00083593" style:font-name-asian="Calibri1" style:font-size-asian="10pt" style:font-weight-asian="normal" style:font-name-complex="Calibri1" style:font-size-complex="10pt" style:font-weight-complex="normal"/>
    </style:style>
    <style:style style:name="T13" style:family="text">
      <style:text-properties fo:color="#444444" style:font-name="Calibri1" fo:font-size="10pt" fo:font-weight="normal" officeooo:rsid="0013ef44" style:font-name-asian="Calibri1" style:font-size-asian="10pt" style:font-weight-asian="normal" style:font-name-complex="Calibri1" style:font-size-complex="10pt" style:font-weight-complex="normal"/>
    </style:style>
    <style:style style:name="T14" style:family="text">
      <style:text-properties fo:color="#444444" style:font-name="Calibri1" fo:font-size="10pt" fo:font-weight="normal" officeooo:rsid="0025b794" style:font-name-asian="Calibri1" style:font-size-asian="10pt" style:font-weight-asian="normal" style:font-name-complex="Calibri1" style:font-size-complex="10pt" style:font-weight-complex="normal"/>
    </style:style>
    <style:style style:name="T15" style:family="text">
      <style:text-properties fo:color="#444444" style:font-name="Calibri1" fo:font-size="10pt" fo:font-weight="normal" officeooo:rsid="002ddadd" style:font-name-asian="Calibri1" style:font-size-asian="10pt" style:font-weight-asian="normal" style:font-name-complex="Calibri1" style:font-size-complex="10pt" style:font-weight-complex="normal"/>
    </style:style>
    <style:style style:name="T16" style:family="text">
      <style:text-properties fo:color="#444444" style:font-name="Calibri1" fo:font-size="10pt" fo:font-weight="normal" officeooo:rsid="003abb69" style:font-name-asian="Calibri1" style:font-size-asian="10pt" style:font-weight-asian="normal" style:font-name-complex="Calibri1" style:font-size-complex="10pt" style:font-weight-complex="normal"/>
    </style:style>
    <style:style style:name="T17" style:family="text">
      <style:text-properties fo:color="#444444" style:font-name="Calibri1" fo:font-size="10pt" fo:font-weight="normal" officeooo:rsid="00163d47" style:font-name-asian="Calibri1" style:font-size-asian="10pt" style:font-weight-asian="normal" style:font-name-complex="Calibri1" style:font-size-complex="10pt" style:font-weight-complex="normal"/>
    </style:style>
    <style:style style:name="T18" style:family="text">
      <style:text-properties fo:color="#444444" style:font-name="Calibri1" fo:font-size="10pt" fo:font-weight="normal" officeooo:rsid="0019f17d" style:font-name-asian="Calibri1" style:font-size-asian="10pt" style:font-weight-asian="normal" style:font-name-complex="Calibri1" style:font-size-complex="10pt" style:font-weight-complex="normal"/>
    </style:style>
    <style:style style:name="T19" style:family="text">
      <style:text-properties fo:color="#444444" style:font-name="Calibri1" fo:font-size="10pt" fo:font-weight="normal" fo:background-color="transparent" loext:char-shading-value="0" style:font-name-asian="Calibri1" style:font-size-asian="10pt" style:font-weight-asian="normal" style:font-name-complex="Calibri1" style:font-size-complex="10pt" style:font-weight-complex="normal"/>
    </style:style>
    <style:style style:name="T20" style:family="text">
      <style:text-properties fo:color="#444444" style:font-name="Calibri1" fo:font-size="10pt" fo:language="en" fo:country="US" style:font-name-asian="Calibri1" style:font-size-asian="10pt" style:font-name-complex="Calibri1" style:font-size-complex="10pt"/>
    </style:style>
    <style:style style:name="T21" style:family="text">
      <style:text-properties fo:color="#444444" style:font-name="Calibri1" fo:font-weight="bold" style:font-name-asian="Calibri1" style:font-weight-asian="bold" style:font-name-complex="Calibri1" style:font-weight-complex="bold"/>
    </style:style>
    <style:style style:name="T22" style:family="text">
      <style:text-properties fo:color="#444444" style:font-name="Calibri1" fo:font-weight="bold" officeooo:rsid="0005b022" style:font-name-asian="Calibri1" style:font-weight-asian="bold" style:font-name-complex="Calibri1" style:font-weight-complex="bold"/>
    </style:style>
    <style:style style:name="T23" style:family="text">
      <style:text-properties fo:color="#444444" style:font-name="Calibri1" fo:font-weight="bold" officeooo:rsid="00083593" style:font-name-asian="Calibri1" style:font-weight-asian="bold" style:font-name-complex="Calibri1" style:font-weight-complex="bold"/>
    </style:style>
    <style:style style:name="T24" style:family="text">
      <style:text-properties fo:color="#444444" style:font-name="Calibri1" fo:font-weight="bold" officeooo:rsid="0037cccc" style:font-name-asian="Calibri1" style:font-weight-asian="bold" style:font-name-complex="Calibri1" style:font-weight-complex="bold"/>
    </style:style>
    <style:style style:name="T25" style:family="text">
      <style:text-properties fo:color="#444444" style:font-name="Calibri1" fo:font-weight="bold" officeooo:rsid="0006a6e5" style:font-name-asian="Calibri1" style:font-weight-asian="bold" style:font-name-complex="Calibri1" style:font-weight-complex="bold"/>
    </style:style>
    <style:style style:name="T26" style:family="text">
      <style:text-properties fo:color="#444444" style:font-name="Calibri1" fo:font-weight="bold" officeooo:rsid="00371d19" style:font-name-asian="Calibri1" style:font-weight-asian="bold" style:font-name-complex="Calibri1" style:font-weight-complex="bold"/>
    </style:style>
    <style:style style:name="T27" style:family="text">
      <style:text-properties fo:color="#444444" style:font-name="Calibri1" fo:font-weight="bold" officeooo:rsid="00187936" style:font-name-asian="Calibri1" style:font-weight-asian="bold" style:font-name-complex="Calibri1" style:font-weight-complex="bold"/>
    </style:style>
    <style:style style:name="T28" style:family="text">
      <style:text-properties fo:color="#444444" style:font-name="Calibri1" fo:font-weight="bold" officeooo:rsid="001d0a01" style:font-name-asian="Calibri1" style:font-weight-asian="bold" style:font-name-complex="Calibri1" style:font-weight-complex="bold"/>
    </style:style>
    <style:style style:name="T29" style:family="text">
      <style:text-properties fo:color="#444444" style:font-name="Calibri1" fo:font-weight="bold" officeooo:rsid="000b1d09" style:font-name-asian="Calibri1" style:font-weight-asian="bold" style:font-name-complex="Calibri1" style:font-weight-complex="bold"/>
    </style:style>
    <style:style style:name="T30" style:family="text">
      <style:text-properties fo:color="#444444" style:font-name="Calibri1" fo:font-weight="bold" officeooo:rsid="000f0d3b" style:font-name-asian="Calibri1" style:font-weight-asian="bold" style:font-name-complex="Calibri1" style:font-weight-complex="bold"/>
    </style:style>
    <style:style style:name="T31" style:family="text">
      <style:text-properties fo:color="#444444" style:font-name="Calibri1" fo:font-weight="bold" officeooo:rsid="0018f8b7" style:font-name-asian="Calibri1" style:font-weight-asian="bold" style:font-name-complex="Calibri1" style:font-weight-complex="bold"/>
    </style:style>
    <style:style style:name="T32" style:family="text">
      <style:text-properties fo:color="#444444" style:font-name="Calibri1" fo:font-weight="bold" officeooo:rsid="00225448" style:font-name-asian="Calibri1" style:font-weight-asian="bold" style:font-name-complex="Calibri1" style:font-weight-complex="bold"/>
    </style:style>
    <style:style style:name="T33" style:family="text">
      <style:text-properties fo:color="#444444" style:font-name="Calibri1" fo:font-weight="bold" officeooo:rsid="0038d389" style:font-name-asian="Calibri1" style:font-weight-asian="bold" style:font-name-complex="Calibri1" style:font-weight-complex="bold"/>
    </style:style>
    <style:style style:name="T34" style:family="text">
      <style:text-properties fo:color="#444444" style:font-name="Calibri1" fo:font-weight="bold" officeooo:rsid="0011f63e" style:font-name-asian="Calibri1" style:font-weight-asian="bold" style:font-name-complex="Calibri1" style:font-weight-complex="bold"/>
    </style:style>
    <style:style style:name="T35" style:family="text">
      <style:text-properties fo:color="#444444" style:font-name="Calibri1" fo:font-weight="normal" officeooo:rsid="00271ee3" style:font-name-asian="Calibri1" style:font-weight-asian="normal" style:font-name-complex="Calibri1" style:font-weight-complex="normal"/>
    </style:style>
    <style:style style:name="T36" style:family="text">
      <style:text-properties fo:color="#444444" style:font-name="Calibri1" fo:font-weight="normal" officeooo:rsid="0005b022" style:font-name-asian="Calibri1" style:font-weight-asian="normal" style:font-name-complex="Calibri1" style:font-weight-complex="normal"/>
    </style:style>
    <style:style style:name="T37" style:family="text">
      <style:text-properties fo:color="#444444" style:font-name="Calibri1" fo:font-weight="normal" officeooo:rsid="001814b5" style:font-name-asian="Calibri1" style:font-weight-asian="normal" style:font-name-complex="Calibri1" style:font-weight-complex="normal"/>
    </style:style>
    <style:style style:name="T38" style:family="text">
      <style:text-properties fo:color="#444444" style:font-name="Calibri1" fo:font-weight="normal" officeooo:rsid="00187936" style:font-name-asian="Calibri1" style:font-weight-asian="normal" style:font-name-complex="Calibri1" style:font-weight-complex="normal"/>
    </style:style>
    <style:style style:name="T39" style:family="text">
      <style:text-properties fo:color="#444444" style:font-name="Calibri1" fo:font-weight="normal" officeooo:rsid="00083593" style:font-name-asian="Calibri1" style:font-weight-asian="normal" style:font-name-complex="Calibri1" style:font-weight-complex="normal"/>
    </style:style>
    <style:style style:name="T40" style:family="text">
      <style:text-properties fo:color="#444444" style:font-name="Calibri1" fo:font-weight="normal" officeooo:rsid="0006a6e5" style:font-name-asian="Calibri1" style:font-weight-asian="normal" style:font-name-complex="Calibri1" style:font-weight-complex="normal"/>
    </style:style>
    <style:style style:name="T41" style:family="text">
      <style:text-properties fo:color="#444444" style:font-name="Calibri1" fo:font-weight="normal" officeooo:rsid="000b1d09" style:font-name-asian="Calibri1" style:font-weight-asian="normal" style:font-name-complex="Calibri1" style:font-weight-complex="normal"/>
    </style:style>
    <style:style style:name="T42" style:family="text">
      <style:text-properties fo:color="#444444" style:font-name="Calibri1" fo:font-weight="normal" officeooo:rsid="0018f8b7" style:font-name-asian="Calibri1" style:font-weight-asian="normal" style:font-name-complex="Calibri1" style:font-weight-complex="normal"/>
    </style:style>
    <style:style style:name="T43" style:family="text">
      <style:text-properties fo:color="#444444" style:font-name="Calibri1" fo:language="en" fo:country="US" fo:font-weight="normal" officeooo:rsid="000b1d09" style:font-name-asian="Calibri1" style:font-weight-asian="normal" style:font-name-complex="Calibri1" style:font-weight-complex="normal"/>
    </style:style>
    <style:style style:name="T44" style:family="text">
      <style:text-properties fo:color="#444444" style:font-name="Calibri1" fo:language="en" fo:country="US" fo:font-weight="normal" officeooo:rsid="0018f8b7" style:font-name-asian="Calibri1" style:font-weight-asian="normal" style:font-name-complex="Calibri1" style:font-weight-complex="normal"/>
    </style:style>
    <style:style style:name="T45" style:family="text">
      <style:text-properties fo:color="#444444" style:font-name="Calibri1" fo:language="en" fo:country="US" fo:font-weight="normal" officeooo:rsid="00083593" style:font-name-asian="Calibri1" style:font-weight-asian="normal" style:font-name-complex="Calibri1" style:font-weight-complex="normal"/>
    </style:style>
    <style:style style:name="T46" style:family="text">
      <style:text-properties fo:color="#444444" style:font-name="Calibri1" fo:language="en" fo:country="US" fo:font-weight="normal" officeooo:rsid="000d3be5" style:font-name-asian="Calibri1" style:font-weight-asian="normal" style:font-name-complex="Calibri1" style:font-weight-complex="normal"/>
    </style:style>
    <style:style style:name="T47" style:family="text">
      <style:text-properties fo:color="#444444" style:font-name="Calibri1" fo:language="en" fo:country="US" fo:font-weight="normal" officeooo:rsid="0006a6e5" style:font-name-asian="Calibri1" style:font-weight-asian="normal" style:font-name-complex="Calibri1" style:font-weight-complex="normal"/>
    </style:style>
    <style:style style:name="T48" style:family="text">
      <style:text-properties fo:color="#444444" style:font-name="Calibri1" fo:language="en" fo:country="US" fo:font-weight="normal" officeooo:rsid="000c0685" style:font-name-asian="Calibri1" style:font-weight-asian="normal" style:font-name-complex="Calibri1" style:font-weight-complex="normal"/>
    </style:style>
    <style:style style:name="T49" style:family="text">
      <style:text-properties fo:color="#444444" style:font-name="Calibri1" fo:language="en" fo:country="US" fo:font-weight="normal" officeooo:rsid="0019f17d" style:font-name-asian="Calibri1" style:font-weight-asian="normal" style:font-name-complex="Calibri1" style:font-weight-complex="normal"/>
    </style:style>
    <style:style style:name="T50" style:family="text">
      <style:text-properties fo:color="#444444" style:font-name="Calibri1" fo:language="en" fo:country="US" fo:font-weight="bold" style:font-name-asian="Calibri1" style:font-weight-asian="bold" style:font-name-complex="Calibri1" style:font-weight-complex="bold"/>
    </style:style>
    <style:style style:name="T51" style:family="text">
      <style:text-properties fo:color="#444444" style:font-name="Calibri1" fo:language="en" fo:country="US" fo:font-weight="bold" officeooo:rsid="0005b022" style:font-name-asian="Calibri1" style:font-weight-asian="bold" style:font-name-complex="Calibri1" style:font-weight-complex="bold"/>
    </style:style>
    <style:style style:name="T52" style:family="text">
      <style:text-properties fo:color="#444444" style:font-name="Calibri1" fo:language="en" fo:country="US" fo:font-weight="bold" officeooo:rsid="000b1d09" style:font-name-asian="Calibri1" style:font-weight-asian="bold" style:font-name-complex="Calibri1" style:font-weight-complex="bold"/>
    </style:style>
    <style:style style:name="T53" style:family="text">
      <style:text-properties fo:color="#444444" style:font-name="Calibri1" fo:language="en" fo:country="US" fo:font-weight="bold" officeooo:rsid="00083593" style:font-name-asian="Calibri1" style:font-weight-asian="bold" style:font-name-complex="Calibri1" style:font-weight-complex="bold"/>
    </style:style>
    <style:style style:name="T54" style:family="text">
      <style:text-properties fo:color="#444444" style:font-name="Calibri1" fo:language="en" fo:country="US" fo:font-weight="bold" officeooo:rsid="0006a6e5" style:font-name-asian="Calibri1" style:font-weight-asian="bold" style:font-name-complex="Calibri1" style:font-weight-complex="bold"/>
    </style:style>
    <style:style style:name="T55" style:family="text">
      <style:text-properties fo:color="#444444" style:font-name="Calibri1" fo:language="en" fo:country="US" fo:font-weight="bold" officeooo:rsid="000c0685" style:font-name-asian="Calibri1" style:font-weight-asian="bold" style:font-name-complex="Calibri1" style:font-weight-complex="bold"/>
    </style:style>
    <style:style style:name="T56" style:family="text">
      <style:text-properties fo:color="#444444" style:font-name="Calibri1" fo:language="en" fo:country="US" fo:font-weight="bold" officeooo:rsid="0018f8b7" style:font-name-asian="Calibri1" style:font-weight-asian="bold" style:font-name-complex="Calibri1" style:font-weight-complex="bold"/>
    </style:style>
    <style:style style:name="T57" style:family="text">
      <style:text-properties fo:color="#444444" style:font-name="Calibri1" fo:language="en" fo:country="US" fo:font-weight="bold" officeooo:rsid="000d3be5" style:font-name-asian="Calibri1" style:font-weight-asian="bold" style:font-name-complex="Calibri1" style:font-weight-complex="bold"/>
    </style:style>
    <style:style style:name="T58" style:family="text">
      <style:text-properties fo:color="#444444" style:font-name="Calibri1" fo:language="en" fo:country="US" fo:font-weight="bold" officeooo:rsid="0019f17d" style:font-name-asian="Calibri1" style:font-weight-asian="bold" style:font-name-complex="Calibri1" style:font-weight-complex="bold"/>
    </style:style>
    <style:style style:name="T59" style:family="text">
      <style:text-properties fo:color="#444444" style:font-name="Calibri1" fo:language="en" fo:country="US" fo:font-weight="bold" officeooo:rsid="000f0d3b" style:font-name-asian="Calibri1" style:font-weight-asian="bold" style:font-name-complex="Calibri1" style:font-weight-complex="bold"/>
    </style:style>
    <style:style style:name="T60" style:family="text">
      <style:text-properties fo:color="#444444" style:font-name="Calibri1" fo:language="en" fo:country="US" fo:font-weight="bold" officeooo:rsid="0011f63e" style:font-name-asian="Calibri1" style:font-weight-asian="bold" style:font-name-complex="Calibri1" style:font-weight-complex="bold"/>
    </style:style>
    <style:style style:name="T61" style:family="text">
      <style:text-properties fo:color="#444444" style:font-name="Calibri1" fo:language="en" fo:country="US" style:font-name-asian="Calibri1" style:font-name-complex="Calibri1"/>
    </style:style>
    <style:style style:name="T62" style:family="text">
      <style:text-properties fo:color="#444444" style:font-name="Calibri1" fo:language="en" fo:country="US" officeooo:rsid="000f0d3b" style:font-name-asian="Calibri1" style:font-name-complex="Calibri1"/>
    </style:style>
    <style:style style:name="T63" style:family="text">
      <style:text-properties fo:color="#444444" style:font-name="Calibri1" style:font-name-asian="Calibri1" style:font-name-complex="Calibri1"/>
    </style:style>
    <style:style style:name="T64" style:family="text">
      <style:text-properties fo:color="#444444" style:font-name="Calibri2" fo:font-weight="bold" officeooo:rsid="000f0d3b" style:font-name-asian="Calibri1" style:font-weight-asian="bold" style:font-name-complex="Calibri1" style:font-weight-complex="bold"/>
    </style:style>
    <style:style style:name="T65" style:family="text">
      <style:text-properties fo:color="#444444" style:font-name="Calibri2" fo:font-weight="bold" officeooo:rsid="0021dc04" style:font-name-asian="Calibri1" style:font-weight-asian="bold" style:font-name-complex="Calibri1" style:font-weight-complex="bold"/>
    </style:style>
    <style:style style:name="T66" style:family="text">
      <style:text-properties fo:color="#444444" style:font-name="Calibri2" fo:language="en" fo:country="US" style:font-name-asian="Calibri1" style:font-name-complex="Calibri1"/>
    </style:style>
    <style:style style:name="T67" style:family="text">
      <style:text-properties fo:color="#444444" style:font-name="Calibri2" fo:language="en" fo:country="US" officeooo:rsid="000f0d3b" style:font-name-asian="Calibri1" style:font-name-complex="Calibri1"/>
    </style:style>
    <style:style style:name="T68" style:family="text">
      <style:text-properties fo:color="#444444" style:font-name="Calibri2" fo:font-size="10pt" fo:language="en" fo:country="US" style:font-name-asian="Calibri1" style:font-size-asian="10pt" style:font-name-complex="Calibri1" style:font-size-complex="10pt"/>
    </style:style>
    <style:style style:name="T69" style:family="text">
      <style:text-properties fo:color="#444444" style:font-name="Calibri" fo:language="en" fo:country="US" fo:font-weight="bold" officeooo:rsid="000b1d09" style:font-name-asian="Calibri3" style:font-weight-asian="bold" style:font-name-complex="Calibri3" style:font-weight-complex="bold"/>
    </style:style>
    <style:style style:name="T70" style:family="text">
      <style:text-properties fo:color="#444444" style:font-name="Calibri" fo:language="en" fo:country="US" fo:font-weight="bold" officeooo:rsid="0035162b" style:font-name-asian="Calibri3" style:font-weight-asian="bold" style:font-name-complex="Calibri3" style:font-weight-complex="bold"/>
    </style:style>
    <style:style style:name="T71" style:family="text">
      <style:text-properties fo:color="#444444" style:font-name="Calibri" fo:language="en" fo:country="US" fo:font-weight="bold" officeooo:rsid="0037cccc" style:font-name-asian="Calibri3" style:font-weight-asian="bold" style:font-name-complex="Calibri3" style:font-weight-complex="bold"/>
    </style:style>
    <style:style style:name="T72" style:family="text">
      <style:text-properties fo:color="#444444" style:font-name="Calibri" fo:language="en" fo:country="US" fo:font-weight="bold" officeooo:rsid="0028752e" style:font-name-asian="Calibri3" style:font-weight-asian="bold" style:font-name-complex="Calibri3" style:font-weight-complex="bold"/>
    </style:style>
    <style:style style:name="T73" style:family="text">
      <style:text-properties fo:color="#444444" style:font-name="Calibri" fo:language="en" fo:country="US" fo:font-weight="normal" officeooo:rsid="0028752e" style:font-name-asian="Calibri3" style:font-weight-asian="normal" style:font-name-complex="Calibri3" style:font-weight-complex="bold"/>
    </style:style>
    <style:style style:name="T74" style:family="text">
      <style:text-properties fo:color="#3d85c6"/>
    </style:style>
    <style:style style:name="T75" style:family="text">
      <style:text-properties fo:color="#3d85c6" style:font-name="Calibri1" fo:font-size="36pt" fo:font-weight="bold" officeooo:rsid="000388a9" style:font-name-asian="Calibri1" style:font-size-asian="36pt" style:font-weight-asian="bold" style:font-name-complex="Calibri1" style:font-size-complex="36pt" style:font-weight-complex="bold"/>
    </style:style>
    <style:style style:name="T76" style:family="text">
      <style:text-properties fo:color="#3d85c6" style:font-name="Calibri1" fo:font-size="12pt" style:font-name-asian="Calibri1" style:font-size-asian="12pt" style:font-name-complex="Calibri1" style:font-size-complex="12pt"/>
    </style:style>
    <style:style style:name="T77" style:family="text">
      <style:text-properties fo:color="#3d85c6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78" style:family="text">
      <style:text-properties fo:color="#3d85c6" style:font-name="Calibri1" fo:font-size="12pt" fo:font-weight="normal" officeooo:rsid="0013ef44" style:font-name-asian="Calibri1" style:font-size-asian="12pt" style:font-weight-asian="normal" style:font-name-complex="Calibri1" style:font-size-complex="12pt" style:font-weight-complex="normal"/>
    </style:style>
    <style:style style:name="T79" style:family="text">
      <style:text-properties fo:color="#3d85c6" style:font-name="Calibri1" fo:font-weight="bold" officeooo:rsid="0005b022" style:font-name-asian="Calibri1" style:font-weight-asian="bold" style:font-name-complex="Calibri1" style:font-weight-complex="bold"/>
    </style:style>
    <style:style style:name="T80" style:family="text">
      <style:text-properties fo:color="#3d85c6" style:font-name="Calibri1" fo:font-size="11pt" style:font-name-asian="Calibri1" style:font-size-asian="11pt" style:font-name-complex="Calibri1" style:font-size-complex="11pt"/>
    </style:style>
    <style:style style:name="T81" style:family="text">
      <style:text-properties fo:color="#3d85c6" style:font-name="Calibri1" fo:font-size="11pt" officeooo:rsid="00131c57" style:font-name-asian="Calibri1" style:font-size-asian="11pt" style:font-name-complex="Calibri1" style:font-size-complex="11pt"/>
    </style:style>
    <style:style style:name="T82" style:family="text">
      <style:text-properties fo:color="#3d85c6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83" style:family="text">
      <style:text-properties fo:color="#3d85c6" style:font-name="Calibri1" fo:font-size="11pt" fo:font-weight="normal" officeooo:rsid="00394ea7" style:font-name-asian="Calibri1" style:font-size-asian="11pt" style:font-weight-asian="normal" style:font-name-complex="Calibri1" style:font-size-complex="11pt" style:font-weight-complex="normal"/>
    </style:style>
    <style:style style:name="T84" style:family="text">
      <style:text-properties fo:color="#3d85c6" style:font-name="Calibri1" fo:font-size="11pt" fo:font-weight="normal" officeooo:rsid="0025b794" style:font-name-asian="Calibri1" style:font-size-asian="11pt" style:font-weight-asian="normal" style:font-name-complex="Calibri1" style:font-size-complex="11pt" style:font-weight-complex="normal"/>
    </style:style>
    <style:style style:name="T85" style:family="text">
      <style:text-properties fo:color="#3d85c6" style:font-name="Calibri1" style:font-name-asian="Calibri1" style:font-name-complex="Calibri1"/>
    </style:style>
    <style:style style:name="T86" style:family="text">
      <style:text-properties fo:color="#3d85c6" style:font-name="Calibri1" officeooo:rsid="000f0d3b" style:font-name-asian="Calibri1" style:font-name-complex="Calibri1"/>
    </style:style>
    <style:style style:name="T87" style:family="text">
      <style:text-properties fo:color="#3d85c6" fo:font-size="11pt" style:font-size-asian="11pt" style:font-size-complex="11pt"/>
    </style:style>
    <style:style style:name="T88" style:family="text">
      <style:text-properties fo:color="#999999" style:font-name="Calibri1" fo:font-size="10pt" officeooo:rsid="000388a9" style:font-name-asian="Calibri1" style:font-size-asian="10pt" style:font-name-complex="Calibri1" style:font-size-complex="10pt"/>
    </style:style>
    <style:style style:name="T89" style:family="text">
      <style:text-properties fo:color="#999999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90" style:family="text">
      <style:text-properties fo:color="#999999" style:font-name="Calibri1" fo:font-size="10pt" fo:font-weight="bold" officeooo:rsid="00371d19" style:font-name-asian="Calibri1" style:font-size-asian="10pt" style:font-weight-asian="bold" style:font-name-complex="Calibri1" style:font-size-complex="10pt" style:font-weight-complex="bold"/>
    </style:style>
    <style:style style:name="T91" style:family="text">
      <style:text-properties fo:color="#999999" style:font-name="Calibri1" fo:font-size="10pt" fo:font-weight="bold" officeooo:rsid="00187936" style:font-name-asian="Calibri1" style:font-size-asian="10pt" style:font-weight-asian="bold" style:font-name-complex="Calibri1" style:font-size-complex="10pt" style:font-weight-complex="bold"/>
    </style:style>
    <style:style style:name="T92" style:family="text">
      <style:text-properties fo:color="#999999" style:font-name="Calibri1" fo:font-size="10pt" fo:font-weight="bold" officeooo:rsid="003cc39b" style:font-name-asian="Calibri1" style:font-size-asian="10pt" style:font-weight-asian="bold" style:font-name-complex="Calibri1" style:font-size-complex="10pt" style:font-weight-complex="bold"/>
    </style:style>
    <style:style style:name="T93" style:family="text">
      <style:text-properties fo:color="#999999" style:font-name="Calibri1" fo:font-size="10pt" fo:font-weight="bold" officeooo:rsid="0005b022" style:font-name-asian="Calibri1" style:font-size-asian="10pt" style:font-weight-asian="bold" style:font-name-complex="Calibri1" style:font-size-complex="10pt" style:font-weight-complex="bold"/>
    </style:style>
    <style:style style:name="T94" style:family="text">
      <style:text-properties fo:color="#999999" style:font-name="Calibri1" fo:font-size="10pt" fo:font-weight="bold" officeooo:rsid="001d0a01" style:font-name-asian="Calibri1" style:font-size-asian="10pt" style:font-weight-asian="bold" style:font-name-complex="Calibri1" style:font-size-complex="10pt" style:font-weight-complex="bold"/>
    </style:style>
    <style:style style:name="T95" style:family="text">
      <style:text-properties fo:color="#999999" style:font-name="Calibri1" fo:font-size="10pt" fo:font-weight="bold" officeooo:rsid="000f0d3b" style:font-name-asian="Calibri1" style:font-size-asian="10pt" style:font-weight-asian="bold" style:font-name-complex="Calibri1" style:font-size-complex="10pt" style:font-weight-complex="bold"/>
    </style:style>
    <style:style style:name="T96" style:family="text">
      <style:text-properties fo:color="#999999" style:font-name="Calibri1" fo:font-size="10pt" fo:font-weight="bold" officeooo:rsid="0038d389" style:font-name-asian="Calibri1" style:font-size-asian="10pt" style:font-weight-asian="bold" style:font-name-complex="Calibri1" style:font-size-complex="10pt" style:font-weight-complex="bold"/>
    </style:style>
    <style:style style:name="T97" style:family="text">
      <style:text-properties fo:color="#999999" style:font-name="Calibri1" fo:font-size="10pt" fo:font-weight="bold" officeooo:rsid="00394ea7" style:font-name-asian="Calibri1" style:font-size-asian="10pt" style:font-weight-asian="bold" style:font-name-complex="Calibri1" style:font-size-complex="10pt" style:font-weight-complex="bold"/>
    </style:style>
    <style:style style:name="T98" style:family="text">
      <style:text-properties fo:color="#999999" style:font-name="Calibri1" fo:font-size="10pt" fo:font-weight="bold" officeooo:rsid="00225448" style:font-name-asian="Calibri1" style:font-size-asian="10pt" style:font-weight-asian="bold" style:font-name-complex="Calibri1" style:font-size-complex="10pt" style:font-weight-complex="bold"/>
    </style:style>
    <style:style style:name="T99" style:family="text">
      <style:text-properties fo:color="#999999" style:font-name="Calibri1" fo:font-size="9pt" style:font-name-asian="Calibri1" style:font-size-asian="9pt" style:font-name-complex="Calibri1" style:font-size-complex="10pt"/>
    </style:style>
    <style:style style:name="T100" style:family="text">
      <style:text-properties fo:color="#999999" style:font-name="Calibri1" fo:font-size="9pt" officeooo:rsid="0019f17d" style:font-name-asian="Calibri1" style:font-size-asian="9pt" style:font-name-complex="Calibri1" style:font-size-complex="10pt"/>
    </style:style>
    <style:style style:name="T101" style:family="text">
      <style:text-properties fo:color="#999999" style:font-name="Calibri1" fo:font-size="9pt" fo:font-weight="normal" style:font-name-asian="Calibri1" style:font-size-asian="9pt" style:font-weight-asian="normal" style:font-name-complex="Calibri1" style:font-size-complex="10pt" style:font-weight-complex="normal"/>
    </style:style>
    <style:style style:name="T102" style:family="text">
      <style:text-properties fo:color="#999999" style:font-name="Calibri1" fo:font-size="9pt" fo:font-weight="normal" officeooo:rsid="00163d47" style:font-name-asian="Calibri1" style:font-size-asian="9pt" style:font-weight-asian="normal" style:font-name-complex="Calibri1" style:font-size-complex="10pt" style:font-weight-complex="normal"/>
    </style:style>
    <style:style style:name="T103" style:family="text">
      <style:text-properties fo:color="#999999" style:font-name="Calibri1" fo:font-weight="bold" style:font-name-asian="Calibri1" style:font-weight-asian="bold" style:font-name-complex="Calibri1" style:font-weight-complex="bold"/>
    </style:style>
    <style:style style:name="T104" style:family="text">
      <style:text-properties fo:color="#999999" style:font-name="Calibri1" fo:font-weight="bold" officeooo:rsid="00083593" style:font-name-asian="Calibri1" style:font-weight-asian="bold" style:font-name-complex="Calibri1" style:font-weight-complex="bold"/>
    </style:style>
    <style:style style:name="T105" style:family="text">
      <style:text-properties fo:color="#999999" style:font-name="Calibri1" fo:font-weight="bold" officeooo:rsid="00371d19" style:font-name-asian="Calibri1" style:font-weight-asian="bold" style:font-name-complex="Calibri1" style:font-weight-complex="bold"/>
    </style:style>
    <style:style style:name="T106" style:family="text">
      <style:text-properties fo:color="#999999" style:font-name="Calibri1" fo:font-weight="bold" officeooo:rsid="0005b022" style:font-name-asian="Calibri1" style:font-weight-asian="bold" style:font-name-complex="Calibri1" style:font-weight-complex="bold"/>
    </style:style>
    <style:style style:name="T107" style:family="text">
      <style:text-properties fo:color="#999999" style:font-name="Calibri1" fo:font-weight="bold" officeooo:rsid="003cc39b" style:font-name-asian="Calibri1" style:font-weight-asian="bold" style:font-name-complex="Calibri1" style:font-weight-complex="bold"/>
    </style:style>
    <style:style style:name="T108" style:family="text">
      <style:text-properties fo:color="#999999" style:font-name="Calibri1" fo:font-weight="bold" officeooo:rsid="00187936" style:font-name-asian="Calibri1" style:font-weight-asian="bold" style:font-name-complex="Calibri1" style:font-weight-complex="bold"/>
    </style:style>
    <style:style style:name="T109" style:family="text">
      <style:text-properties fo:color="#999999" style:font-name="Calibri1" fo:font-weight="bold" officeooo:rsid="001d0a01" style:font-name-asian="Calibri1" style:font-weight-asian="bold" style:font-name-complex="Calibri1" style:font-weight-complex="bold"/>
    </style:style>
    <style:style style:name="T110" style:family="text">
      <style:text-properties fo:color="#999999" style:font-name="Calibri1" fo:font-weight="bold" officeooo:rsid="0019f17d" style:font-name-asian="Calibri1" style:font-weight-asian="bold" style:font-name-complex="Calibri1" style:font-weight-complex="bold"/>
    </style:style>
    <style:style style:name="T111" style:family="text">
      <style:text-properties fo:color="#999999" style:font-name="Calibri1" fo:font-weight="bold" officeooo:rsid="0006a6e5" style:font-name-asian="Calibri1" style:font-weight-asian="bold" style:font-name-complex="Calibri1" style:font-weight-complex="bold"/>
    </style:style>
    <style:style style:name="T112" style:family="text">
      <style:text-properties fo:color="#999999" style:font-name="Calibri1" fo:font-weight="bold" officeooo:rsid="000f0d3b" style:font-name-asian="Calibri1" style:font-weight-asian="bold" style:font-name-complex="Calibri1" style:font-weight-complex="bold"/>
    </style:style>
    <style:style style:name="T113" style:family="text">
      <style:text-properties fo:color="#999999" style:font-name="Calibri1" fo:font-weight="bold" officeooo:rsid="0038d389" style:font-name-asian="Calibri1" style:font-weight-asian="bold" style:font-name-complex="Calibri1" style:font-weight-complex="bold"/>
    </style:style>
    <style:style style:name="T114" style:family="text">
      <style:text-properties fo:color="#999999" style:font-name="Calibri1" fo:font-weight="bold" officeooo:rsid="0018f8b7" style:font-name-asian="Calibri1" style:font-weight-asian="bold" style:font-name-complex="Calibri1" style:font-weight-complex="bold"/>
    </style:style>
    <style:style style:name="T115" style:family="text">
      <style:text-properties fo:color="#999999" style:font-name="Calibri1" fo:font-weight="bold" officeooo:rsid="00225448" style:font-name-asian="Calibri1" style:font-weight-asian="bold" style:font-name-complex="Calibri1" style:font-weight-complex="bold"/>
    </style:style>
    <style:style style:name="T116" style:family="text">
      <style:text-properties fo:color="#999999" style:font-name="Calibri1" fo:font-weight="bold" officeooo:rsid="0012b560" style:font-name-asian="Calibri1" style:font-weight-asian="bold" style:font-name-complex="Calibri1" style:font-weight-complex="bold"/>
    </style:style>
    <style:style style:name="T117" style:family="text">
      <style:text-properties fo:color="#999999" style:font-name="Calibri1" fo:font-weight="bold" officeooo:rsid="00394ea7" style:font-name-asian="Calibri1" style:font-weight-asian="bold" style:font-name-complex="Calibri1" style:font-weight-complex="bold"/>
    </style:style>
    <style:style style:name="T118" style:family="text">
      <style:text-properties fo:color="#999999" style:font-name="Calibri1" fo:font-weight="bold" officeooo:rsid="0023e659" style:font-name-asian="Calibri1" style:font-weight-asian="bold" style:font-name-complex="Calibri1" style:font-weight-complex="bold"/>
    </style:style>
    <style:style style:name="T119" style:family="text">
      <style:text-properties fo:color="#999999" style:font-name="Calibri1" fo:font-weight="bold" officeooo:rsid="00083593" fo:background-color="transparent" loext:char-shading-value="0" style:font-name-asian="Calibri1" style:font-weight-asian="bold" style:font-name-complex="Calibri1" style:font-weight-complex="bold"/>
    </style:style>
    <style:style style:name="T120" style:family="text">
      <style:text-properties fo:color="#999999" style:font-name="Calibri1" fo:font-weight="bold" officeooo:rsid="00371d19" fo:background-color="transparent" loext:char-shading-value="0" style:font-name-asian="Calibri1" style:font-weight-asian="bold" style:font-name-complex="Calibri1" style:font-weight-complex="bold"/>
    </style:style>
    <style:style style:name="T121" style:family="text">
      <style:text-properties fo:color="#999999" style:font-name="Calibri1" fo:font-weight="bold" officeooo:rsid="000a089c" fo:background-color="transparent" loext:char-shading-value="0" style:font-name-asian="Calibri1" style:font-weight-asian="bold" style:font-name-complex="Calibri1" style:font-weight-complex="bold"/>
    </style:style>
    <style:style style:name="T122" style:family="text">
      <style:text-properties fo:color="#999999" style:font-name="Calibri1" fo:font-weight="bold" officeooo:rsid="0005b022" fo:background-color="transparent" loext:char-shading-value="0" style:font-name-asian="Calibri1" style:font-weight-asian="bold" style:font-name-complex="Calibri1" style:font-weight-complex="bold"/>
    </style:style>
    <style:style style:name="T123" style:family="text">
      <style:text-properties fo:color="#999999" style:font-name="Calibri1" fo:font-weight="bold" officeooo:rsid="001d0a01" fo:background-color="transparent" loext:char-shading-value="0" style:font-name-asian="Calibri1" style:font-weight-asian="bold" style:font-name-complex="Calibri1" style:font-weight-complex="bold"/>
    </style:style>
    <style:style style:name="T124" style:family="text">
      <style:text-properties fo:color="#999999" style:font-name="Calibri1" fo:font-weight="bold" officeooo:rsid="001e531d" fo:background-color="transparent" loext:char-shading-value="0" style:font-name-asian="Calibri1" style:font-weight-asian="bold" style:font-name-complex="Calibri1" style:font-weight-complex="bold"/>
    </style:style>
    <style:style style:name="T125" style:family="text">
      <style:text-properties fo:color="#999999" style:font-name="Calibri1" fo:font-weight="bold" officeooo:rsid="000b1d09" fo:background-color="transparent" loext:char-shading-value="0" style:font-name-asian="Calibri1" style:font-weight-asian="bold" style:font-name-complex="Calibri1" style:font-weight-complex="bold"/>
    </style:style>
    <style:style style:name="T126" style:family="text">
      <style:text-properties fo:color="#999999" style:font-name="Calibri1" fo:language="en" fo:country="US" fo:font-weight="bold" officeooo:rsid="0037cccc" fo:background-color="transparent" loext:char-shading-value="0" style:font-name-asian="Calibri1" style:font-weight-asian="bold" style:font-name-complex="Calibri1" style:font-weight-complex="bold"/>
    </style:style>
    <style:style style:name="T127" style:family="text">
      <style:text-properties fo:color="#999999" style:font-name="Calibri1" fo:language="en" fo:country="US" fo:font-weight="bold" officeooo:rsid="002021bf" fo:background-color="transparent" loext:char-shading-value="0" style:font-name-asian="Calibri1" style:font-weight-asian="bold" style:font-name-complex="Calibri1" style:font-weight-complex="bold"/>
    </style:style>
    <style:style style:name="T128" style:family="text">
      <style:text-properties fo:color="#999999" style:font-name="Calibri1" fo:language="en" fo:country="US" fo:font-weight="bold" officeooo:rsid="000b1d09" fo:background-color="transparent" loext:char-shading-value="0" style:font-name-asian="Calibri1" style:font-weight-asian="bold" style:font-name-complex="Calibri1" style:font-weight-complex="bold"/>
    </style:style>
    <style:style style:name="T129" style:family="text">
      <style:text-properties fo:color="#999999" style:font-name="Calibri1" fo:language="en" fo:country="US" fo:font-weight="bold" style:font-name-asian="Calibri1" style:font-weight-asian="bold" style:font-name-complex="Calibri1" style:font-weight-complex="bold"/>
    </style:style>
    <style:style style:name="T130" style:family="text">
      <style:text-properties fo:color="#999999" style:font-name="Calibri1" fo:language="en" fo:country="US" fo:font-weight="bold" officeooo:rsid="000b1d09" style:font-name-asian="Calibri1" style:font-weight-asian="bold" style:font-name-complex="Calibri1" style:font-weight-complex="bold"/>
    </style:style>
    <style:style style:name="T131" style:family="text">
      <style:text-properties fo:color="#999999" style:font-name="Calibri1" fo:language="en" fo:country="US" fo:font-weight="bold" officeooo:rsid="002021bf" style:font-name-asian="Calibri1" style:font-weight-asian="bold" style:font-name-complex="Calibri1" style:font-weight-complex="bold"/>
    </style:style>
    <style:style style:name="T132" style:family="text">
      <style:text-properties fo:color="#999999" style:font-name="Calibri1" fo:language="en" fo:country="US" fo:font-weight="bold" officeooo:rsid="000c0685" style:font-name-asian="Calibri1" style:font-weight-asian="bold" style:font-name-complex="Calibri1" style:font-weight-complex="bold"/>
    </style:style>
    <style:style style:name="T133" style:family="text">
      <style:text-properties fo:color="#999999" style:font-name="Calibri1" fo:language="en" fo:country="US" fo:font-weight="bold" officeooo:rsid="000d3be5" style:font-name-asian="Calibri1" style:font-weight-asian="bold" style:font-name-complex="Calibri1" style:font-weight-complex="bold"/>
    </style:style>
    <style:style style:name="T134" style:family="text">
      <style:text-properties fo:color="#999999" style:font-name="Calibri1" fo:language="en" fo:country="US" fo:font-weight="bold" officeooo:rsid="000f0d3b" style:font-name-asian="Calibri1" style:font-weight-asian="bold" style:font-name-complex="Calibri1" style:font-weight-complex="bold"/>
    </style:style>
    <style:style style:name="T135" style:family="text">
      <style:text-properties fo:color="#999999" style:font-name="Calibri1" fo:language="en" fo:country="US" fo:font-weight="bold" officeooo:rsid="00394ea7" style:font-name-asian="Calibri1" style:font-weight-asian="bold" style:font-name-complex="Calibri1" style:font-weight-complex="bold"/>
    </style:style>
    <style:style style:name="T136" style:family="text">
      <style:text-properties fo:color="#999999" style:font-name="Calibri1" fo:language="en" fo:country="US" fo:font-weight="bold" officeooo:rsid="0023e659" style:font-name-asian="Calibri1" style:font-weight-asian="bold" style:font-name-complex="Calibri1" style:font-weight-complex="bold"/>
    </style:style>
    <style:style style:name="T137" style:family="text">
      <style:text-properties fo:color="#999999" style:font-name="Trebuchet MS1" fo:font-size="9pt" officeooo:rsid="00512eea" style:font-name-asian="Calibri1" style:font-size-asian="9pt" style:font-name-complex="Calibri1" style:font-size-complex="9pt"/>
    </style:style>
    <style:style style:name="T138" style:family="text">
      <style:text-properties fo:color="#999999" style:font-name="Trebuchet MS1" fo:font-size="9pt" officeooo:rsid="0019f17d" style:font-name-asian="Calibri1" style:font-size-asian="9pt" style:font-name-complex="Calibri1" style:font-size-complex="9pt"/>
    </style:style>
    <style:style style:name="T139" style:family="text">
      <style:text-properties fo:color="#999999" style:font-name="Trebuchet MS1" fo:font-size="9pt" officeooo:rsid="001d1bc8" style:font-name-asian="Calibri1" style:font-size-asian="9pt" style:font-name-complex="Calibri1" style:font-size-complex="9pt"/>
    </style:style>
    <style:style style:name="T140" style:family="text">
      <style:text-properties fo:color="#999999" style:font-name="Calibri" fo:font-size="10pt" style:font-name-asian="Calibri3" style:font-size-asian="10pt" style:font-name-complex="Calibri3" style:font-size-complex="10pt"/>
    </style:style>
    <style:style style:name="T141" style:family="text">
      <style:text-properties fo:color="#999999"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T142" style:family="text">
      <style:text-properties fo:color="#999999" style:font-name="Calibri" fo:font-size="10pt" fo:font-weight="bold" officeooo:rsid="000569e0" style:font-name-asian="Calibri3" style:font-size-asian="10pt" style:font-weight-asian="bold" style:font-name-complex="Calibri3" style:font-size-complex="10pt" style:font-weight-complex="bold"/>
    </style:style>
    <style:style style:name="T143" style:family="text">
      <style:text-properties fo:color="#999999" style:font-name="Calibri" fo:font-size="10pt" fo:font-weight="bold" officeooo:rsid="003c2a2d" style:font-name-asian="Calibri3" style:font-size-asian="10pt" style:font-weight-asian="bold" style:font-name-complex="Calibri3" style:font-size-complex="10pt" style:font-weight-complex="bold"/>
    </style:style>
    <style:style style:name="T144" style:family="text">
      <style:text-properties fo:color="#999999" style:font-name="Calibri" fo:language="en" fo:country="US" fo:font-weight="bold" officeooo:rsid="000b1d09" style:font-name-asian="Calibri3" style:font-weight-asian="bold" style:font-name-complex="Calibri3" style:font-weight-complex="bold"/>
    </style:style>
    <style:style style:name="T145" style:family="text">
      <style:text-properties fo:color="#999999" style:font-name="Calibri" fo:language="en" fo:country="US" fo:font-weight="bold" officeooo:rsid="0037cccc" style:font-name-asian="Calibri3" style:font-weight-asian="bold" style:font-name-complex="Calibri3" style:font-weight-complex="bold"/>
    </style:style>
    <style:style style:name="T146" style:family="text">
      <style:text-properties fo:color="#999999" style:font-name="Trebuchet MS" fo:font-size="9pt" fo:font-weight="bold" officeooo:rsid="000569e0" style:font-name-asian="Calibri3" style:font-size-asian="9pt" style:font-weight-asian="bold" style:font-name-complex="Calibri3" style:font-size-complex="9pt" style:font-weight-complex="bold"/>
    </style:style>
    <style:style style:name="T147" style:family="text">
      <style:text-properties fo:color="#6fa8dc" style:font-name="Calibri1" fo:font-size="9pt" style:font-name-asian="Calibri1" style:font-size-asian="9pt" style:font-name-complex="Calibri1" style:font-size-complex="10pt"/>
    </style:style>
    <style:style style:name="T148" style:family="text">
      <style:text-properties fo:color="#6fa8dc" style:font-name="Calibri" fo:font-size="10pt" style:font-name-asian="Calibri3" style:font-size-asian="10pt" style:font-name-complex="Calibri3" style:font-size-complex="10pt"/>
    </style:style>
    <style:style style:name="T149" style:family="text">
      <style:text-properties fo:color="#6fa8dc" style:font-name="Calibri" fo:font-size="10pt" fo:font-weight="bold" officeooo:rsid="000569e0" style:font-name-asian="Calibri3" style:font-size-asian="10pt" style:font-weight-asian="bold" style:font-name-complex="Calibri3" style:font-size-complex="10pt" style:font-weight-complex="bold"/>
    </style:style>
    <style:style style:name="T150" style:family="text">
      <style:text-properties fo:color="#666666" style:font-name="Calibri1" fo:font-size="9pt" fo:font-weight="bold" style:font-name-asian="Calibri1" style:font-size-asian="9pt" style:font-weight-asian="bold" style:font-name-complex="Calibri1" style:font-size-complex="10pt" style:font-weight-complex="bold"/>
    </style:style>
    <style:style style:name="T151" style:family="text">
      <style:text-properties fo:color="#666666" style:font-name="Calibri1" fo:font-weight="normal" officeooo:rsid="00225448" style:font-name-asian="Calibri1" style:font-weight-asian="normal" style:font-name-complex="Calibri1" style:font-weight-complex="normal"/>
    </style:style>
    <style:style style:name="T152" style:family="text">
      <style:text-properties fo:color="#666666" style:font-name="Calibri1" fo:font-weight="normal" officeooo:rsid="000f0d3b" style:font-name-asian="Calibri1" style:font-weight-asian="normal" style:font-name-complex="Calibri1" style:font-weight-complex="normal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color="#b3b3b3" style:font-name="Calibri" fo:font-size="10pt" fo:font-weight="bold" officeooo:rsid="000569e0" style:font-name-asian="Calibri3" style:font-size-asian="10pt" style:font-weight-asian="bold" style:font-name-complex="Calibri3" style:font-size-complex="10pt" style:font-weight-complex="bold"/>
    </style:style>
    <style:style style:name="T155" style:family="text">
      <style:text-properties style:font-name="Calibri2" fo:language="en" fo:country="US"/>
    </style:style>
    <style:style style:name="T156" style:family="text">
      <style:text-properties fo:color="#333333"/>
    </style:style>
    <style:style style:name="T157" style:family="text">
      <style:text-properties fo:color="#333333" style:font-name="Calibri1" fo:font-size="10pt" officeooo:rsid="00131c57" style:font-name-asian="Calibri1" style:font-size-asian="10pt" style:font-name-complex="Calibri1" style:font-size-complex="10pt"/>
    </style:style>
    <style:style style:name="T158" style:family="text">
      <style:text-properties fo:color="#333333" style:font-name="Calibri1" fo:font-size="10pt" officeooo:rsid="0013ef44" style:font-name-asian="Calibri1" style:font-size-asian="10pt" style:font-name-complex="Calibri1" style:font-size-complex="10pt"/>
    </style:style>
    <style:style style:name="T159" style:family="text">
      <style:text-properties fo:color="#333333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60" style:family="text">
      <style:text-properties fo:color="#333333" fo:font-weight="normal" officeooo:rsid="0013ef44" style:font-weight-asian="normal" style:font-weight-complex="normal"/>
    </style:style>
    <style:style style:name="T161" style:family="text">
      <style:text-properties fo:color="#333333" style:font-name="Calibri2"/>
    </style:style>
    <style:style style:name="T162" style:family="text">
      <style:text-properties fo:color="#333333" style:font-name="Calibri2" officeooo:rsid="0014af41"/>
    </style:style>
    <style:style style:name="T163" style:family="text">
      <style:text-properties fo:color="#333333" style:font-name="Calibri2" fo:font-size="10pt" fo:font-weight="normal" officeooo:rsid="0013ef44" style:font-name-asian="Calibri1" style:font-size-asian="10pt" style:font-weight-asian="normal" style:font-name-complex="Calibri1" style:font-size-complex="10pt" style:font-weight-complex="normal"/>
    </style:style>
    <style:style style:name="T164" style:family="text">
      <style:text-properties fo:color="#333333" style:font-name="Calibri2" fo:font-weight="normal" style:font-weight-asian="normal" style:font-weight-complex="normal"/>
    </style:style>
    <style:style style:name="T165" style:family="text">
      <style:text-properties fo:color="#333333" style:font-name="Calibri2" fo:font-weight="normal" officeooo:rsid="0013ef44" style:font-weight-asian="normal" style:font-weight-complex="normal"/>
    </style:style>
    <style:style style:name="T166" style:family="text">
      <style:text-properties fo:color="#333333" fo:font-size="10pt" officeooo:rsid="0013ef44" style:font-size-asian="10pt" style:font-size-complex="10pt"/>
    </style:style>
    <style:style style:name="T167" style:family="text">
      <style:text-properties officeooo:rsid="0013ef44"/>
    </style:style>
    <style:style style:name="T168" style:family="text">
      <style:text-properties officeooo:rsid="0014af41"/>
    </style:style>
    <style:style style:name="T169" style:family="text">
      <style:text-properties officeooo:rsid="0013ef44" style:font-name-asian="Calibri1" style:font-name-complex="Calibri1"/>
    </style:style>
    <style:style style:name="T170" style:family="text">
      <style:text-properties officeooo:rsid="0018f8b7"/>
    </style:style>
    <style:style style:name="T171" style:family="text">
      <style:text-properties officeooo:rsid="003faa5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2">Piotr</text:span><text:span text:style-name="T1"> </text:span><text:span text:style-name="T75">Szuszkiewicz</text:span></text:p>
      <text:p text:style-name="P2"><text:span text:style-name="T141">address:</text:span><text:span text:style-name="T140"> Gustave-Eiffel-Str. 6, 54294 Trier</text:span><text:span text:style-name="T148"><text:tab/></text:span></text:p>
      <text:p text:style-name="P2"><text:span text:style-name="T142">mobile: +</text:span><text:span text:style-name="T143">49 1575 833 15 10</text:span><text:span text:style-name="T146"><text:tab/><text:tab/></text:span><text:span text:style-name="T149"><text:tab/><text:tab/></text:span><text:span text:style-name="T154">e-mail</text:span><text:span text:style-name="T142">: piotr.szuszkiewicz@gmail.com</text:span></text:p>
      <text:p text:style-name="P1"><draw:frame draw:style-name="fr1" draw:name="grafika1" text:anchor-type="as-char" svg:width="15.505cm" svg:height="0.053cm" draw:z-index="0"><draw:image xlink:href="Pictures/100002010000024A00000001492F7A4D7E06678B.png" xlink:type="simple" xlink:show="embed" xlink:actuate="onLoad"/></draw:frame></text:p>
      <text:p text:style-name="P4"/>
      <text:p text:style-name="P32"><text:span text:style-name="T80">Experience</text:span><text:span text:style-name="T76"> <text:tab/></text:span><text:span text:style-name="T6">Freelance photographer – Booking.com</text:span><text:span text:style-name="T5"><text:line-break/></text:span><text:span text:style-name="T7">Wrocław, </text:span><text:span text:style-name="T8">Poland</text:span><text:span text:style-name="T90"> - </text:span><text:span text:style-name="T91">0</text:span><text:span text:style-name="T92">7</text:span><text:span text:style-name="T91">.</text:span><text:span text:style-name="T93">201</text:span><text:span text:style-name="T92">7</text:span><text:span text:style-name="T94"> </text:span><text:span text:style-name="T90">- </text:span><text:span text:style-name="T93">till now</text:span><text:span text:style-name="T12"><text:line-break/>-Execution of production activities such as photographic shoots, post-processing and delivery;<text:line-break/>-Planning the composition of the photographs;<text:line-break/>-Analyzing subject material;<text:line-break/>-Selection of appropriate equipment, lighting and angle.<text:line-break/>-Processing, adjusting and retouching digital files for optimum results;<text:line-break/>-Refining existing and developing new photographic techniques and procedures;<text:line-break/>-Preparing photographic materials for use on website;<text:line-break/>-Delivering photography including GPS data; </text:span></text:p>
      <text:p text:style-name="P34"><text:span text:style-name="T79"><text:tab/></text:span><text:span text:style-name="T22">Rotom Polska</text:span><text:span text:style-name="T21"><text:line-break/></text:span><text:span text:style-name="T22">Środa Śląska – Komorniki, </text:span><text:span text:style-name="T23">Poland</text:span><text:span text:style-name="T104"> </text:span><text:span text:style-name="T105">- </text:span><text:span text:style-name="T106">03. 2014</text:span><text:span text:style-name="T103"> - <text:s/></text:span><text:span text:style-name="T107">07.2017</text:span><text:span text:style-name="T21"><text:line-break/></text:span><text:span text:style-name="T22">Product Manager – </text:span><text:span text:style-name="T35">managing online shop for Rotom EU ( 9 countries &amp; languages) and online marketing activities;</text:span><text:span text:style-name="T36"> </text:span><text:span text:style-name="T35">p</text:span><text:span text:style-name="T36">roduct </text:span><text:span text:style-name="T37">photography, descriptions </text:span><text:span text:style-name="T36">and technical data, </text:span><text:span text:style-name="T37">photo editing; b</text:span><text:span text:style-name="T36">ackend management </text:span><text:span text:style-name="T37">of the</text:span><text:span text:style-name="T36"> Magento platform; </text:span><text:span text:style-name="T38">p</text:span><text:span text:style-name="T36">roduct page design, basic HTML and CSS changes; </text:span><text:span text:style-name="T38">p</text:span><text:span text:style-name="T36">rint design </text:span><text:span text:style-name="T38">for </text:span><text:span text:style-name="T36">catalogues, leaflets </text:span><text:span text:style-name="T38">and</text:span><text:span text:style-name="T36"> brochures; </text:span><text:span text:style-name="T35">inventory management</text:span><text:span text:style-name="T36">; </text:span><text:span text:style-name="T38">pr</text:span><text:span text:style-name="T36">oduct content management, SEO, google analytics </text:span><text:span text:style-name="T38">and evaluation of sales data; s</text:span><text:span text:style-name="T36">ocial media management, </text:span><text:span text:style-name="T39">S</text:span><text:span text:style-name="T36">ales</text:span><text:span text:style-name="T39">M</text:span><text:span text:style-name="T36">anago – mailing preparation; </text:span><text:span text:style-name="T35">g</text:span><text:span text:style-name="T36">raphic projects: 3D animations in Blender, technical drawing</text:span><text:span text:style-name="T35">s of products</text:span><text:span text:style-name="T36"> in Fusion360 </text:span><text:span text:style-name="T35">and </text:span><text:span text:style-name="T36">Solid Edge. </text:span></text:p>
      <text:p text:style-name="P33"><text:span text:style-name="T21"><text:tab/></text:span><text:span text:style-name="T22">Cre8</text:span><text:span text:style-name="T24">i</text:span><text:span text:style-name="T22">ng Change</text:span><text:span text:style-name="T21"><text:line-break/></text:span><text:span text:style-name="T22">Wrocław, </text:span><text:span text:style-name="T23">Poland</text:span><text:span text:style-name="T105"> - </text:span><text:span text:style-name="T108">08.</text:span><text:span text:style-name="T106">2014</text:span><text:span text:style-name="T109"> </text:span><text:span text:style-name="T105">- </text:span><text:span text:style-name="T106">till now</text:span><text:span text:style-name="T21"><text:line-break/></text:span><text:span text:style-name="T25">Owner – </text:span><text:span text:style-name="T38">p</text:span><text:span text:style-name="T40">rofessional architecture photographer, indoor </text:span><text:span text:style-name="T38">&amp; </text:span><text:span text:style-name="T40">outdoor; </text:span><text:span text:style-name="T38">e</text:span><text:span text:style-name="T40">vent photography, reportage; </text:span><text:span text:style-name="T38">p</text:span><text:span text:style-name="T40">roduct photographer for </text:span><text:span text:style-name="T38">webshops</text:span><text:span text:style-name="T40">, </text:span><text:span text:style-name="T38">catalogues</text:span><text:span text:style-name="T40"> and printed marketing materials; </text:span><text:span text:style-name="T38">n</text:span><text:span text:style-name="T39">ight photography, city scapes.</text:span></text:p>
      <text:p text:style-name="P35"><text:span text:style-name="T22"><text:tab/></text:span><text:span text:style-name="T25">Freelance <text:line-break/></text:span><text:span text:style-name="T22">Wrocław, </text:span><text:span text:style-name="T23">Poland</text:span><text:span text:style-name="T26"> - </text:span><text:span text:style-name="T110">01.</text:span><text:span text:style-name="T106">201</text:span><text:span text:style-name="T104">0</text:span><text:span text:style-name="T111"> </text:span><text:span text:style-name="T105">- </text:span><text:span text:style-name="T110">08.</text:span><text:span text:style-name="T104">2014</text:span><text:span text:style-name="T25"><text:line-break/>Professional </text:span><text:span text:style-name="T23">photographer </text:span><text:span text:style-name="T27">- </text:span><text:span text:style-name="T39"><text:s/>events, sport, reportage; </text:span><text:span text:style-name="T38">g</text:span><text:span text:style-name="T39">raphic designer </text:span><text:span text:style-name="T38">-</text:span><text:span text:style-name="T39"> logos, brochures </text:span><text:span text:style-name="T38">and</text:span><text:span text:style-name="T39"> leaflets for small business.</text:span></text:p>
      <text:p text:style-name="P36"><text:span text:style-name="T22"><text:tab/></text:span><text:span text:style-name="T23">Ruigrok Uitzendbureau BV<text:line-break/>Hillegom, Netherland</text:span><text:span text:style-name="T119"> </text:span><text:span text:style-name="T120">- </text:span><text:span text:style-name="T121">10 </text:span><text:span text:style-name="T122">-11.</text:span><text:span text:style-name="T123">2012 </text:span><text:span text:style-name="T121">and 06</text:span><text:span text:style-name="T123">.</text:span><text:span text:style-name="T121">2013</text:span><text:span text:style-name="T123"> </text:span><text:span text:style-name="T120">- </text:span><text:span text:style-name="T121">10.2013</text:span><text:span text:style-name="T23"><text:line-break/>Team manage</text:span><text:span text:style-name="T27">r</text:span><text:span text:style-name="T28"> – </text:span><text:span text:style-name="T38">transport</text:span><text:span text:style-name="T39"> management, </text:span><text:span text:style-name="T38">order management, f</text:span><text:span text:style-name="T39">orklift driver.</text:span></text:p>
      <text:p text:style-name="P37"><text:span text:style-name="T22"><text:tab/></text:span><text:span text:style-name="T29">Piuma Reklama</text:span><text:span text:style-name="T23"><text:line-break/></text:span><text:span text:style-name="T29">Opole</text:span><text:span text:style-name="T22">, </text:span><text:span text:style-name="T23">Poland</text:span><text:span text:style-name="T119"> </text:span><text:span text:style-name="T120">- </text:span><text:span text:style-name="T124">02.</text:span><text:span text:style-name="T125">2019 </text:span><text:span text:style-name="T120">- </text:span><text:span text:style-name="T124">09.</text:span><text:span text:style-name="T125">2011</text:span><text:span text:style-name="T23"><text:line-break/></text:span><text:span text:style-name="T27">Graphic designer &amp; s</text:span><text:span text:style-name="T29">ales </text:span><text:span text:style-name="T27">m</text:span><text:span text:style-name="T29">anager </text:span><text:span text:style-name="T25">– </text:span><text:span text:style-name="T27">b</text:span><text:span text:style-name="T29">ra</text:span><text:span text:style-name="T41">nding design, logos, leaflets, brochures </text:span><text:span text:style-name="T38">and</text:span><text:span text:style-name="T41"> business cards</text:span><text:span text:style-name="T38">, f</text:span><text:span text:style-name="T41">ile preparation for print</text:span><text:span text:style-name="T38">ing;</text:span><text:span text:style-name="T41"> </text:span><text:span text:style-name="T38">photo editing</text:span><text:span text:style-name="T41"> for catalogues and print publications like newspapers; </text:span><text:span text:style-name="T42">v</text:span><text:span text:style-name="T41">ideo edit</text:span><text:span text:style-name="T42">ing</text:span><text:span text:style-name="T41"> for wall screen</text:span><text:span text:style-name="T42">s</text:span><text:span text:style-name="T41">, big screen commercials; </text:span><text:span text:style-name="T42">d</text:span><text:span text:style-name="T41">esign and c</text:span><text:span text:style-name="T43">ar foil wrapping; </text:span><text:span text:style-name="T44">account management and sales</text:span><text:span text:style-name="T43">.</text:span></text:p>
      <text:p text:style-name="P41"/>
      <text:p text:style-name="P38"><text:soft-page-break/><text:span text:style-name="T51"><text:tab/></text:span><text:span text:style-name="T52">Eniro Polska<text:line-break/>Opole</text:span><text:span text:style-name="T51">, </text:span><text:span text:style-name="T53">Poland</text:span><text:span text:style-name="T126"> - </text:span><text:span text:style-name="T127">06.</text:span><text:span text:style-name="T128">2009 </text:span><text:span text:style-name="T126">- </text:span><text:span text:style-name="T127">10.</text:span><text:span text:style-name="T128">2009</text:span><text:span text:style-name="T52"><text:line-break/>Sales Manager</text:span><text:span text:style-name="T54"> – </text:span><text:span text:style-name="T44">a</text:span><text:span text:style-name="T45">cquiring clients for business </text:span><text:span text:style-name="T46">catalogs</text:span><text:span text:style-name="T43"> like </text:span><text:span text:style-name="T44">Y</text:span><text:span text:style-name="T43">ellow Pages/ “Panorama Firm”.</text:span></text:p>
      <text:p text:style-name="P31"><text:span text:style-name="T52"><text:tab/></text:span><text:span text:style-name="T69">Guesthouse Egilsstadir &amp; Tre Vik<text:line-break/>Vik I Myrdal, Iceland</text:span><text:span text:style-name="T70"> –</text:span><text:span text:style-name="T71"> </text:span><text:span text:style-name="T144">08.2006 </text:span><text:span text:style-name="T145">- </text:span><text:span text:style-name="T144">10.2009</text:span></text:p>
      <text:p text:style-name="P31"><text:span text:style-name="T144"><text:tab/></text:span><text:span text:style-name="T72">Facility management – </text:span><text:span text:style-name="T73">diverse jobs linked to the guesthouse administration &amp; maintenance.</text:span></text:p>
      <text:p text:style-name="P30"/>
      <text:p text:style-name="P39"><text:span text:style-name="T52"><text:tab/>Ultimo<text:line-break/></text:span><text:span text:style-name="T55">Wrocław</text:span><text:span text:style-name="T51"> </text:span><text:span text:style-name="T53">Poland</text:span><text:span text:style-name="T130">– </text:span><text:span text:style-name="T131">02.</text:span><text:span text:style-name="T132">2004</text:span><text:span text:style-name="T130"> – </text:span><text:span text:style-name="T131">06.</text:span><text:span text:style-name="T132">2006</text:span><text:span text:style-name="T52"><text:line-break/></text:span><text:span text:style-name="T55">Debt </text:span><text:span text:style-name="T56">management</text:span><text:span text:style-name="T54"> –</text:span><text:span text:style-name="T47"> </text:span><text:span text:style-name="T44">client management; new employee onboarding and training; creating</text:span><text:span text:style-name="T48"> scripts for call-center workers; </text:span><text:span text:style-name="T44">b</text:span><text:span text:style-name="T48">eta tester </text:span><text:span text:style-name="T44">for </text:span><text:span text:style-name="T48">call-center s</text:span><text:span text:style-name="T44">olutions &amp; coordinating the software improvements with </text:span><text:span text:style-name="T48">developers.</text:span></text:p>
      <text:p text:style-name="P40"><text:span text:style-name="T48"><text:tab/></text:span><text:span text:style-name="T57">Pro-Asset</text:span><text:span text:style-name="T52"><text:line-break/></text:span><text:span text:style-name="T57">Wrocław</text:span><text:span text:style-name="T51">, </text:span><text:span text:style-name="T53">Poland</text:span><text:span text:style-name="T130">– </text:span><text:span text:style-name="T131">02.</text:span><text:span text:style-name="T133">2004</text:span><text:span text:style-name="T130"> – </text:span><text:span text:style-name="T131">04.</text:span><text:span text:style-name="T130">200</text:span><text:span text:style-name="T133">4</text:span><text:span text:style-name="T52"><text:line-break/></text:span><text:span text:style-name="T58">C</text:span><text:span text:style-name="T56">ustomer service representative –</text:span><text:span text:style-name="T58"> </text:span><text:span text:style-name="T49">customer communication, negotiation of </text:span><text:span text:style-name="T43">repayments; </text:span><text:span text:style-name="T49">data </text:span><text:span text:style-name="T43">management.</text:span></text:p>
      <text:p text:style-name="P5"><draw:frame draw:style-name="fr1" draw:name="grafika2" text:anchor-type="as-char" svg:width="15.505cm" svg:height="0.041cm" draw:z-index="1"><draw:image xlink:href="Pictures/100002010000024A00000001492F7A4D7E06678B.png" xlink:type="simple" xlink:show="embed" xlink:actuate="onLoad"/></draw:frame></text:p>
      <text:p text:style-name="P14"><text:span text:style-name="T80">Education</text:span><text:span text:style-name="T76"><text:tab/></text:span><text:span text:style-name="T8">University of Wrocław</text:span><text:span text:style-name="T5"><text:line-break/></text:span><text:span text:style-name="T8">Wrocław</text:span><text:span text:style-name="T9"> - </text:span><text:span text:style-name="T89">19</text:span><text:span text:style-name="T95">97 </text:span><text:span text:style-name="T96">- </text:span><text:span text:style-name="T95">2005</text:span></text:p>
      <text:p text:style-name="P44"><text:span text:style-name="T63"><text:tab/></text:span><text:span text:style-name="T64">Master o</text:span><text:span text:style-name="T65">f</text:span><text:span text:style-name="T64"> Arts (M.A.) </text:span><text:bookmark text:name="result_box6"/><text:span text:style-name="T155">Cell biology and anatomy</text:span></text:p>
      <text:p text:style-name="P47"/>
      <text:p text:style-name="P23"><text:span text:style-name="T23"><text:tab/></text:span><text:span text:style-name="T30">Free Code Camp</text:span><text:span text:style-name="T21"><text:line-break/></text:span><text:span text:style-name="T31">Virtual course</text:span><text:span text:style-name="T32"> </text:span><text:span text:style-name="T33">- </text:span><text:span text:style-name="T151">12.</text:span><text:span text:style-name="T152">2</text:span><text:span text:style-name="T112">016 </text:span><text:span text:style-name="T113">- </text:span><text:span text:style-name="T112">in progress</text:span></text:p>
      <text:p text:style-name="P44"><text:span text:style-name="T61"><text:tab/></text:span><text:span text:style-name="T62">Full Stack Web Development Certification, Computer Software Engineering</text:span></text:p>
      <text:p text:style-name="P48"/>
      <text:p text:style-name="P24"><text:span text:style-name="T30"><text:tab/>UX Design: From Concept to Wireframe - </text:span><text:span text:style-name="T21"><text:line-break/></text:span><text:span text:style-name="T30">University of Michigan </text:span><text:span text:style-name="T33">- </text:span><text:span text:style-name="T31">virtual course</text:span><text:span text:style-name="T114"> –</text:span><text:span text:style-name="T113"> </text:span><text:span text:style-name="T115">05.</text:span><text:span text:style-name="T116">2017 </text:span><text:span text:style-name="T113">-</text:span><text:span text:style-name="T116"> in progress</text:span></text:p>
      <text:p text:style-name="P52"/>
      <text:p text:style-name="P48"/>
      <text:p text:style-name="P23"><text:span text:style-name="T23"><text:tab/></text:span><text:span text:style-name="T30">Studium reklamy “Promocja”</text:span><text:span text:style-name="T21"><text:line-break/></text:span><text:span text:style-name="T23">Wrocław</text:span><text:span text:style-name="T104"> –</text:span><text:span text:style-name="T113"> </text:span><text:span text:style-name="T112">2005 </text:span><text:span text:style-name="T113">- </text:span><text:span text:style-name="T112">2006</text:span></text:p>
      <text:p text:style-name="P44"><text:span text:style-name="T61"><text:tab/></text:span><text:bookmark text:name="result_box7"/><text:span text:style-name="T66">Advertising specialist, graphics and photography </text:span></text:p>
      <text:p text:style-name="P20"><text:tab/></text:p>
      <text:p text:style-name="P20"/>
      <text:p text:style-name="P27"><text:span text:style-name="T86">C</text:span><text:span text:style-name="T85">ourses</text:span></text:p>
      <text:p text:style-name="P15"><text:span text:style-name="T4"><text:tab/></text:span><text:span text:style-name="T10">Certificate of Completion: HTML Fundamentals</text:span><text:span text:style-name="T5"><text:line-break/></text:span><text:span text:style-name="T10">SoloLearn </text:span><text:span text:style-name="T9">- </text:span><text:span text:style-name="T11">virtual course</text:span><text:span text:style-name="T89"> </text:span><text:span text:style-name="T95"><text:s/></text:span><text:span text:style-name="T97">- </text:span><text:span text:style-name="T98">09.</text:span><text:span text:style-name="T95">2016</text:span></text:p>
      <text:p text:style-name="P44"><text:span text:style-name="T61"><text:tab/></text:span><text:span text:style-name="T66">Licenc</text:span><text:span text:style-name="T67">e number</text:span><text:span text:style-name="T66"> 1014-1988172 </text:span></text:p>
      <text:p text:style-name="P48"><text:tab/></text:p>
      <text:p text:style-name="P25"><text:span text:style-name="T30"><text:tab/>Creative Best Practices</text:span><text:span text:style-name="T21"><text:line-break/></text:span><text:span text:style-name="T34">Facebook – e-learning platform</text:span><text:span text:style-name="T112"> </text:span><text:span text:style-name="T117">- </text:span><text:span text:style-name="T115">09.</text:span><text:span text:style-name="T112">2016</text:span></text:p>
      <text:p text:style-name="P45"><text:span text:style-name="T61"><text:tab/></text:span><text:span text:style-name="T66">certificate_168854-39859049 </text:span></text:p>
      <text:p text:style-name="P49"/>
      <text:p text:style-name="P26"><text:span text:style-name="T30"><text:tab/>Brand Best Practices</text:span><text:span text:style-name="T21"><text:line-break/></text:span><text:span text:style-name="T34">Facebook – e-learning platform</text:span><text:span text:style-name="T112"> </text:span><text:span text:style-name="T117">- </text:span><text:span text:style-name="T118">09.</text:span><text:span text:style-name="T112">2016</text:span></text:p>
      <text:p text:style-name="P50"><text:tab/>certificate_170276-39993846</text:p>
      <text:p text:style-name="P49"/>
      <text:p text:style-name="P26"><text:span text:style-name="T30"><text:tab/>A/B Testing</text:span><text:span text:style-name="T21"><text:line-break/></text:span><text:span text:style-name="T34">Facebook – e-learning platform</text:span><text:span text:style-name="T112"> </text:span><text:span text:style-name="T117">- </text:span><text:span text:style-name="T118">09.</text:span><text:span text:style-name="T112">2016</text:span></text:p>
      <text:p text:style-name="P50"><text:soft-page-break/><text:tab/>certificate_170313-39994158</text:p>
      <text:p text:style-name="P49"/>
      <text:p text:style-name="P45"><text:span text:style-name="T66"><text:tab/></text:span><text:span text:style-name="T59">Successful Campaigns Best Practices</text:span><text:span text:style-name="T50"><text:line-break/></text:span><text:span text:style-name="T60">Facebook – e-learning platform</text:span><text:span text:style-name="T134"> </text:span><text:span text:style-name="T135">- </text:span><text:span text:style-name="T136">09.</text:span><text:span text:style-name="T134">2016</text:span></text:p>
      <text:p text:style-name="P45"><text:span text:style-name="T61"><text:tab/>certificate_170273-41828419</text:span><text:span text:style-name="T66"> </text:span></text:p>
      <text:p text:style-name="P49"/>
      <text:p text:style-name="P45"><text:span text:style-name="T59"><text:tab/>Storytelling With the Carousel Format</text:span><text:span text:style-name="T50"><text:line-break/></text:span><text:span text:style-name="T60">Facebook – e-learning platform</text:span><text:span text:style-name="T129"> </text:span><text:span text:style-name="T135">- </text:span><text:span text:style-name="T136">09.</text:span><text:span text:style-name="T134">2016</text:span></text:p>
      <text:p text:style-name="P45"><text:span text:style-name="T61"><text:tab/></text:span><text:span text:style-name="T66">certificate_181364-41557745</text:span></text:p>
      <text:p text:style-name="P49"/>
      <text:p text:style-name="P46"><text:span text:style-name="T59"><text:tab/>Made on Mobile: Building Your Business On-the-Go with Facebook and Instagram</text:span><text:span text:style-name="T50"><text:line-break/></text:span><text:span text:style-name="T60">Facebook – e-learning platform</text:span><text:span text:style-name="T129"> </text:span><text:span text:style-name="T135">- </text:span><text:span text:style-name="T136">09.</text:span><text:span text:style-name="T134">2016</text:span></text:p>
      <text:p text:style-name="P43"><text:span text:style-name="T20"><text:tab/></text:span><text:span text:style-name="T68">certificate_180363-40183390 </text:span><text:span text:style-name="T3"><text:line-break/></text:span></text:p>
      <text:p text:style-name="P5"><draw:frame draw:style-name="fr1" draw:name="grafika3" text:anchor-type="as-char" svg:width="15.505cm" svg:height="0.053cm" draw:z-index="2"><draw:image xlink:href="Pictures/100002010000024A00000001492F7A4D7E06678B.png" xlink:type="simple" xlink:show="embed" xlink:actuate="onLoad"/></draw:frame></text:p>
      <text:p text:style-name="P16"><text:span text:style-name="T81">Graphic </text:span><text:span text:style-name="T80">Skills</text:span><text:span text:style-name="T76"><text:tab/></text:span><text:span text:style-name="T157">Adobe products: Photoshop </text:span><text:span text:style-name="T158">CC</text:span><text:span text:style-name="T157">, Lightroom, In</text:span><text:span text:style-name="T158">D</text:span><text:span text:style-name="T157">esign, Illustrator, Experience Design, Project Felix</text:span></text:p>
      <text:p text:style-name="P28"><text:tab/>3D software: Blender, Autodesk Fusion360, Cinema 4D</text:p>
      <text:p text:style-name="P28"><text:tab/>Digital photography, professional middle format digital cameras. Product photography, landscape, outdoor, architecture. <text:span text:style-name="T170">Photo editing</text:span> and print preparation</text:p>
      <text:p text:style-name="P17"><text:span text:style-name="T82">Programming</text:span><text:span text:style-name="T77"><text:tab/></text:span><text:span text:style-name="T159">HTML, HTML5, CSS, CSS3. Basic: MSQL Java and Python</text:span></text:p>
      <text:p text:style-name="P22"/>
      <text:p text:style-name="P17"><text:span text:style-name="T82">Computer</text:span><text:span text:style-name="T77"><text:tab/></text:span><text:span text:style-name="T19">Office, Microsoft office, Word Excel. Google Doc, Libre office, Open office. Linux OS basic</text:span></text:p>
      <text:p text:style-name="P19"/>
      <text:p text:style-name="P5"><draw:frame draw:style-name="fr1" draw:name="grafika4" text:anchor-type="as-char" svg:width="15.505cm" svg:height="0.053cm" draw:z-index="3"><draw:image xlink:href="Pictures/100002010000024A00000001492F7A4D7E06678B.png" xlink:type="simple" xlink:show="embed" xlink:actuate="onLoad"/></draw:frame></text:p>
      <text:p text:style-name="P18"><text:span text:style-name="T87">Languages</text:span><text:span text:style-name="T74"><text:tab/></text:span><text:span text:style-name="T166">Polish – native</text:span></text:p>
      <text:p text:style-name="P29"><text:tab/>English – advanced</text:p>
      <text:p text:style-name="P21"><text:span text:style-name="T160"><text:tab/>German – basic</text:span><text:span text:style-name="T153"><text:line-break/></text:span></text:p>
      <text:p text:style-name="P53"><text:span text:style-name="T82">Other</text:span><text:span text:style-name="T77"><text:tab/></text:span><text:span text:style-name="T13">Driving licence – B</text:span></text:p>
      <text:p text:style-name="Horizontal_20_Line"><draw:frame draw:style-name="fr1" draw:name="Obraz1" text:anchor-type="as-char" svg:width="15.505cm" svg:height="0.053cm" draw:z-index="4"><draw:image xlink:href="Pictures/100002010000024A00000001492F7A4D7E06678B.png" xlink:type="simple" xlink:show="embed" xlink:actuate="onLoad"/></draw:frame></text:p>
      <text:p text:style-name="P6"><text:span text:style-name="T83">Awards</text:span><text:span text:style-name="T78"><text:tab/><text:tab/></text:span><text:span text:style-name="T163">Nikon Photo Contest – Photo of the month – march 2016</text:span></text:p>
      <text:p text:style-name="P9"/>
      <text:p text:style-name="P10"><text:span text:style-name="T169"><text:tab/><text:tab/>Photo of the Week - “40 lat później” </text:span><text:s/>obiektywni.pl <text:span text:style-name="T167">june 2013</text:span></text:p>
      <text:h text:style-name="P56" text:outline-level="4"><text:span text:style-name="T164">Photo of the Day - PLFOTO - “40 lat później” PLFOTO </text:span><text:span text:style-name="T165">may 2013</text:span></text:h>
      <text:h text:style-name="P57" text:outline-level="4">Photo of the Week - “Kryształowe jezioro” <text:span text:style-name="T167">PLFOTO may 2013 </text:span></text:h>
      <text:h text:style-name="P57" text:outline-level="4">Photo of the Day - PLFOTO - “Chwila po północy” <text:span text:style-name="T168">PLFOTO april 2013</text:span></text:h>
      <text:h text:style-name="P57" text:outline-level="4">Vox Dei - “40 lat później” –<text:span text:style-name="T168"> Vox Dei obiektywni.pl march 2013</text:span></text:h>
      <text:h text:style-name="P57" text:outline-level="4">Daily Deviantation - Deviantart - “My way” <text:span text:style-name="T168">august 2008</text:span></text:h>
      <text:h text:style-name="P57" text:outline-level="4">Photography of the Day - “#8” <text:span text:style-name="T168">digart.pl august 2008</text:span></text:h>
      <text:h text:style-name="P57" text:outline-level="4">Vox Dei - Vox Populi - “Nadejdzie ostatni” <text:span text:style-name="T168">obiektywni.pl february 2008</text:span></text:h>
      <text:h text:style-name="P57" text:outline-level="4"><text:soft-page-break/>Photography of the Day - “Gleðileg nýtt ár” <text:span text:style-name="T168">digart.pl january 2008</text:span></text:h>
      <text:p text:style-name="P11"/>
      <text:p text:style-name="P11"><text:tab/><text:span text:style-name="T156"><text:tab/></text:span><text:span text:style-name="T161">Digart Callendar 2008 – cover –</text:span><text:span text:style-name="T162"> digart.pl december 2007</text:span></text:p>
      <text:p text:style-name="P7"><draw:frame draw:style-name="fr1" draw:name="Obraz2" text:anchor-type="as-char" svg:width="15.505cm" svg:height="0.053cm" draw:z-index="5"><draw:image xlink:href="Pictures/100002010000024A00000001492F7A4D7E06678B.png" xlink:type="simple" xlink:show="embed" xlink:actuate="onLoad"/></draw:frame></text:p>
      <text:p text:style-name="P8"><text:span text:style-name="T84">Voluntary</text:span><text:span text:style-name="T77"><text:tab/></text:span><text:span text:style-name="T14">Icelandic Red Cross</text:span><text:span text:style-name="T15"> – </text:span><text:span text:style-name="T14">Rauði krossinn 01.2006 </text:span><text:span text:style-name="T16">- </text:span><text:span text:style-name="T14">10.2008</text:span></text:p>
      <text:p text:style-name="P12"><text:tab/><text:tab/>Red Cross EU Office – blood donator 01.2001 till now</text:p>
      <text:p text:style-name="P13"><text:tab/><text:tab/><text:span text:style-name="T171">Remote volunteer - traceing satellite imagery into OpenStreetMap </text:span></text:p>
      <text:p text:style-name="P55"><text:tab/><text:tab/>Humanitarian OpenStreetMap Team </text:p>
      <text:p text:style-name="P13"><text:tab/><text:tab/><text:span text:style-name="T171">Map editor OpenStreetMap Foundation </text:span></text:p>
      <text:p text:style-name="P13"><text:tab/><text:tab/><text:span text:style-name="T171">Remote volunteer - traceing satellite imagery MissingMaps.org </text:span></text:p>
      <text:p text:style-name="P12"><text:tab/><text:tab/></text:p>
      <text:p text:style-name="P6"><text:span text:style-name="T77"><draw:frame draw:style-name="fr1" draw:name="Obraz3" text:anchor-type="as-char" svg:width="15.505cm" svg:height="0.053cm" draw:z-index="6"><draw:image xlink:href="Pictures/100002010000024A00000001492F7A4D7E06678B.png" xlink:type="simple" xlink:show="embed" xlink:actuate="onLoad"/></draw:frame></text:span><text:span text:style-name="T77"><text:line-break/></text:span><text:span text:style-name="T82">Hobby</text:span><text:span text:style-name="T77"><text:tab/><text:tab/></text:span><text:span text:style-name="T17">Orienteering </text:span><text:span text:style-name="T18">and trail r</text:span><text:span text:style-name="T17">unning, photography, cooking </text:span><text:span text:style-name="T18">and</text:span><text:span text:style-name="T17"> </text:span><text:span text:style-name="T18">travelling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2"/>
      <text:p text:style-name="P3"><text:span text:style-name="T99">Ad</text:span><text:span text:style-name="T100">d</text:span><text:span text:style-name="T99">res</text:span><text:span text:style-name="T100">s: </text:span><text:span text:style-name="T99"><text:s/></text:span><text:span text:style-name="T88">G</text:span><text:span text:style-name="T137">ustave</text:span><text:span text:style-name="T138">-</text:span><text:span text:style-name="T137">Eiffe</text:span><text:span text:style-name="T138">l-Str</text:span><text:span text:style-name="T137">. 6, </text:span><text:span text:style-name="T139">54</text:span><text:span text:style-name="T137">294 Trier </text:span><text:span text:style-name="T147"><text:s/>• </text:span><text:span text:style-name="T99">Mobile <text:s/></text:span><text:span text:style-name="T142">+</text:span><text:span text:style-name="T143">49 1575 833 15 10</text:span><text:span text:style-name="T137"> </text:span><text:span text:style-name="T147">•</text:span><text:span text:style-name="T99"> </text:span><text:span text:style-name="T101">E-MAIL </text:span><text:span text:style-name="T102">piotr.szuszkiewicz@gmail.com</text:span><text:span text:style-name="T150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20:07:00</meta:creation-date>
    <dc:date>2017-08-21T16:48:51.167000000</dc:date>
    <meta:editing-cycles>57</meta:editing-cycles>
    <meta:editing-duration>PT7H3M30S</meta:editing-duration>
    <meta:generator>LibreOffice/5.3.4.2$Windows_X86_64 LibreOffice_project/f82d347ccc0be322489bf7da61d7e4ad13fe2ff3</meta:generator>
    <dc:creator>Piotr Szuszkiewicz</dc:creator>
    <meta:document-statistic meta:table-count="0" meta:image-count="7" meta:object-count="0" meta:page-count="4" meta:paragraph-count="73" meta:word-count="784" meta:character-count="5925" meta:non-whitespace-character-count="5087"/>
  </office:meta>
</office:document-meta>
</file>